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RowProperty" style:name="ce2">
      <style:table-cell-properties style:vertical-align="automatic" style:repeat-content="false" fo:background-color="#FA6900" fo:border="thin solid #000000" style:cell-protect="protected"/>
      <style:paragraph-properties fo:margin-left="0cm" fo:text-align="start"/>
    </style:style>
    <style:style style:data-style-name="N0" style:family="table-cell" style:parent-style-name="TL_32_ColHeader" style:name="ce3">
      <style:table-cell-properties style:vertical-align="automatic" style:repeat-content="false" fo:background-color="#69D2E7" fo:border="thin solid #000000" style:cell-protect="protected"/>
      <style:paragraph-properties fo:margin-left="0cm" fo:text-align="start"/>
    </style:style>
    <style:style style:data-style-name="N0" style:family="table-cell" style:parent-style-name="Default" style:name="ce4">
      <style:table-cell-properties style:vertical-align="automatic" style:repeat-content="false"/>
      <style:paragraph-properties fo:margin-left="0cm" fo:text-align="start"/>
    </style:style>
    <style:style style:data-style-name="N0" style:family="table-cell" style:parent-style-name="TL_32_RowHeader" style:name="ce5">
      <style:table-cell-properties fo:border-left="thin solid #000000" fo:border-top="thin solid #000000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6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7">
      <style:table-cell-properties fo:border-left="thin solid #000000" fo:border-top="thin solid #000000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8">
      <style:table-cell-properties fo:border-left="thin solid #000000" fo:border-top="none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9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0">
      <style:table-cell-properties fo:border-left="thin solid #000000" fo:border-top="none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1">
      <style:table-cell-properties fo:border-left="thin solid #000000" fo:border-top="none" style:repeat-content="false" fo:background-color="#FAE600" fo:border-right="none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2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thin solid #000000" fo:border-bottom="thin solid #000000" style:cell-protect="protected" style:vertical-align="automatic"/>
      <style:paragraph-properties fo:margin-left="0cm" fo:text-align="start"/>
    </style:style>
    <style:style style:family="table-column" style:name="co1">
      <style:table-column-properties fo:break-before="auto" style:column-width="3.96875cm"/>
    </style:style>
    <style:style style:family="table-column" style:name="co2">
      <style:table-column-properties fo:break-before="auto" style:column-width="3.20145833333333cm"/>
    </style:style>
    <style:style style:family="table-column" style:name="co3">
      <style:table-column-properties fo:break-before="auto" style:column-width="3.83645833333333cm"/>
    </style:style>
    <style:style style:family="table-column" style:name="co4">
      <style:table-column-properties fo:break-before="auto" style:column-width="1.666875cm"/>
    </style:style>
    <style:style style:family="table-column" style:name="co5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family="table-row" style:name="ro2">
      <style:table-row-properties fo:break-before="auto" style:use-optimal-row-height="false" style:row-height="17.45pt"/>
    </style:style>
    <style:style style:family="table-row" style:name="ro3">
      <style:table-row-properties fo:break-before="auto" style:use-optimal-row-height="true" style:row-height="13.9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>
        <table:iteration table:maximum-difference="1E-4"/>
      </table:calculation-settings>
      <table:table table:style-name="ta1" table:name="Sheet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number-columns-repeated="1021"/>
        <table:table-column table:style-name="co5" table:default-cell-style-name="ce1" table:number-columns-repeated="15360"/>
        <table:table-row table:style-name="ro1">
          <table:table-cell table:style-name="ce2" office:value-type="string">
            <text:p>Gemeente</text:p>
          </table:table-cell>
          <table:table-cell table:style-name="ce3" office:value-type="string">
            <text:p>Geslacht</text:p>
          </table:table-cell>
          <table:table-cell table:style-name="ce3" office:value-type="string">
            <text:p>PopulatieCBS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5" office:value-type="string">
            <text:p>Aa en Hunze</text:p>
          </table:table-cell>
          <table:table-cell table:style-name="ce6" office:value-type="string">
            <text:p>Mannen</text:p>
          </table:table-cell>
          <table:table-cell table:style-name="ce7" office:value="12558" office:value-type="float">
            <text:p>125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table:style-name="ce8" office:value-type="string">
            <text:p>Aalburg</text:p>
          </table:table-cell>
          <table:table-cell table:style-name="ce9" office:value-type="string">
            <text:p>Mannen</text:p>
          </table:table-cell>
          <table:table-cell table:style-name="ce10" office:value="5995" office:value-type="float">
            <text:p>5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Mannen</text:p>
          </table:table-cell>
          <table:table-cell table:style-name="ce10" office:value="11293" office:value-type="float">
            <text:p>11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Mannen</text:p>
          </table:table-cell>
          <table:table-cell table:style-name="ce10" office:value="9390" office:value-type="float">
            <text:p>9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Mannen</text:p>
          </table:table-cell>
          <table:table-cell table:style-name="ce10" office:value="4595" office:value-type="float">
            <text:p>45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Mannen</text:p>
          </table:table-cell>
          <table:table-cell table:style-name="ce10" office:value="4161" office:value-type="float">
            <text:p>41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Mannen</text:p>
          </table:table-cell>
          <table:table-cell table:style-name="ce10" office:value="14168" office:value-type="float">
            <text:p>141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Mannen</text:p>
          </table:table-cell>
          <table:table-cell table:style-name="ce10" office:value="2526" office:value-type="float">
            <text:p>2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Mannen</text:p>
          </table:table-cell>
          <table:table-cell table:style-name="ce10" office:value="9019" office:value-type="float">
            <text:p>90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Mannen</text:p>
          </table:table-cell>
          <table:table-cell table:style-name="ce10" office:value="8848" office:value-type="float">
            <text:p>8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Mannen</text:p>
          </table:table-cell>
          <table:table-cell table:style-name="ce10" office:value="7287" office:value-type="float">
            <text:p>7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Mannen</text:p>
          </table:table-cell>
          <table:table-cell table:style-name="ce10" office:value="45594" office:value-type="float">
            <text:p>45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Mannen</text:p>
          </table:table-cell>
          <table:table-cell table:style-name="ce10" office:value="32960" office:value-type="float">
            <text:p>32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Mannen</text:p>
          </table:table-cell>
          <table:table-cell table:style-name="ce10" office:value="74886" office:value-type="float">
            <text:p>74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Mannen</text:p>
          </table:table-cell>
          <table:table-cell table:style-name="ce10" office:value="34617" office:value-type="float">
            <text:p>34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Mannen</text:p>
          </table:table-cell>
          <table:table-cell table:style-name="ce10" office:value="4787" office:value-type="float">
            <text:p>4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Mannen</text:p>
          </table:table-cell>
          <table:table-cell table:style-name="ce10" office:value="2813" office:value-type="float">
            <text:p>2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Mannen</text:p>
          </table:table-cell>
          <table:table-cell table:style-name="ce10" office:value="5536" office:value-type="float">
            <text:p>5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Mannen</text:p>
          </table:table-cell>
          <table:table-cell table:style-name="ce10" office:value="1779" office:value-type="float">
            <text:p>1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Mannen</text:p>
          </table:table-cell>
          <table:table-cell table:style-name="ce10" office:value="3571" office:value-type="float">
            <text:p>3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Mannen</text:p>
          </table:table-cell>
          <table:table-cell table:style-name="ce10" office:value="62439" office:value-type="float">
            <text:p>62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Mannen</text:p>
          </table:table-cell>
          <table:table-cell table:style-name="ce10" office:value="36657" office:value-type="float">
            <text:p>36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Mannen</text:p>
          </table:table-cell>
          <table:table-cell table:style-name="ce10" office:value="361662" office:value-type="float">
            <text:p>3616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Mannen</text:p>
          </table:table-cell>
          <table:table-cell table:style-name="ce10" office:value="3251" office:value-type="float">
            <text:p>3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Mannen</text:p>
          </table:table-cell>
          <table:table-cell table:style-name="ce10" office:value="2478" office:value-type="float">
            <text:p>2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Mannen</text:p>
          </table:table-cell>
          <table:table-cell table:style-name="ce10" office:value="7059" office:value-type="float">
            <text:p>7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Mannen</text:p>
          </table:table-cell>
          <table:table-cell table:style-name="ce10" office:value="75374" office:value-type="float">
            <text:p>75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Mannen</text:p>
          </table:table-cell>
          <table:table-cell table:style-name="ce10" office:value="6023" office:value-type="float">
            <text:p>6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Mannen</text:p>
          </table:table-cell>
          <table:table-cell table:style-name="ce10" office:value="4552" office:value-type="float">
            <text:p>4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Mannen</text:p>
          </table:table-cell>
          <table:table-cell table:style-name="ce10" office:value="68456" office:value-type="float">
            <text:p>68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Mannen</text:p>
          </table:table-cell>
          <table:table-cell table:style-name="ce10" office:value="28701" office:value-type="float">
            <text:p>287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Mannen</text:p>
          </table:table-cell>
          <table:table-cell table:style-name="ce10" office:value="8041" office:value-type="float">
            <text:p>8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Mannen</text:p>
          </table:table-cell>
          <table:table-cell table:style-name="ce10" office:value="7802" office:value-type="float">
            <text:p>7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Mannen</text:p>
          </table:table-cell>
          <table:table-cell table:style-name="ce10" office:value="6090" office:value-type="float">
            <text:p>6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Mannen</text:p>
          </table:table-cell>
          <table:table-cell table:style-name="ce10" office:value="3229" office:value-type="float">
            <text:p>3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Mannen</text:p>
          </table:table-cell>
          <table:table-cell table:style-name="ce10" office:value="11657" office:value-type="float">
            <text:p>11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Mannen</text:p>
          </table:table-cell>
          <table:table-cell table:style-name="ce10" office:value="15381" office:value-type="float">
            <text:p>15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Mannen</text:p>
          </table:table-cell>
          <table:table-cell table:style-name="ce10" office:value="24039" office:value-type="float">
            <text:p>24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Mannen</text:p>
          </table:table-cell>
          <table:table-cell table:style-name="ce10" office:value="2605" office:value-type="float">
            <text:p>2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Mannen</text:p>
          </table:table-cell>
          <table:table-cell table:style-name="ce10" office:value="5439" office:value-type="float">
            <text:p>5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Mannen</text:p>
          </table:table-cell>
          <table:table-cell table:style-name="ce10" office:value="8500" office:value-type="float">
            <text:p>8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Mannen</text:p>
          </table:table-cell>
          <table:table-cell table:style-name="ce10" office:value="4245" office:value-type="float">
            <text:p>4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Mannen</text:p>
          </table:table-cell>
          <table:table-cell table:style-name="ce10" office:value="6632" office:value-type="float">
            <text:p>6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Mannen</text:p>
          </table:table-cell>
          <table:table-cell table:style-name="ce10" office:value="2772" office:value-type="float">
            <text:p>2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Mannen</text:p>
          </table:table-cell>
          <table:table-cell table:style-name="ce10" office:value="4860" office:value-type="float">
            <text:p>4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Mannen</text:p>
          </table:table-cell>
          <table:table-cell table:style-name="ce10" office:value="9077" office:value-type="float">
            <text:p>9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Mannen</text:p>
          </table:table-cell>
          <table:table-cell table:style-name="ce10" office:value="2502" office:value-type="float">
            <text:p>25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Mannen</text:p>
          </table:table-cell>
          <table:table-cell table:style-name="ce10" office:value="4587" office:value-type="float">
            <text:p>4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Mannen</text:p>
          </table:table-cell>
          <table:table-cell table:style-name="ce10" office:value="9159" office:value-type="float">
            <text:p>9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Mannen</text:p>
          </table:table-cell>
          <table:table-cell table:style-name="ce10" office:value="6770" office:value-type="float">
            <text:p>67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Mannen</text:p>
          </table:table-cell>
          <table:table-cell table:style-name="ce10" office:value="6482" office:value-type="float">
            <text:p>64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Mannen</text:p>
          </table:table-cell>
          <table:table-cell table:style-name="ce10" office:value="32356" office:value-type="float">
            <text:p>32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Mannen</text:p>
          </table:table-cell>
          <table:table-cell table:style-name="ce10" office:value="9195" office:value-type="float">
            <text:p>91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Mannen</text:p>
          </table:table-cell>
          <table:table-cell table:style-name="ce10" office:value="6554" office:value-type="float">
            <text:p>6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Mannen</text:p>
          </table:table-cell>
          <table:table-cell table:style-name="ce10" office:value="8554" office:value-type="float">
            <text:p>8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Mannen</text:p>
          </table:table-cell>
          <table:table-cell table:style-name="ce10" office:value="14488" office:value-type="float">
            <text:p>14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Mannen</text:p>
          </table:table-cell>
          <table:table-cell table:style-name="ce10" office:value="6399" office:value-type="float">
            <text:p>6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Mannen</text:p>
          </table:table-cell>
          <table:table-cell table:style-name="ce10" office:value="13413" office:value-type="float">
            <text:p>13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Mannen</text:p>
          </table:table-cell>
          <table:table-cell table:style-name="ce10" office:value="12802" office:value-type="float">
            <text:p>12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Mannen</text:p>
          </table:table-cell>
          <table:table-cell table:style-name="ce10" office:value="17529" office:value-type="float">
            <text:p>175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Mannen</text:p>
          </table:table-cell>
          <table:table-cell table:style-name="ce10" office:value="5194" office:value-type="float">
            <text:p>5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Mannen</text:p>
          </table:table-cell>
          <table:table-cell table:style-name="ce10" office:value="15112" office:value-type="float">
            <text:p>15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Mannen</text:p>
          </table:table-cell>
          <table:table-cell table:style-name="ce10" office:value="9592" office:value-type="float">
            <text:p>9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Mannen</text:p>
          </table:table-cell>
          <table:table-cell table:style-name="ce10" office:value="9650" office:value-type="float">
            <text:p>9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Mannen</text:p>
          </table:table-cell>
          <table:table-cell table:style-name="ce10" office:value="4545" office:value-type="float">
            <text:p>4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Mannen</text:p>
          </table:table-cell>
          <table:table-cell table:style-name="ce10" office:value="5268" office:value-type="float">
            <text:p>5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Mannen</text:p>
          </table:table-cell>
          <table:table-cell table:style-name="ce10" office:value="7935" office:value-type="float">
            <text:p>7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Mannen</text:p>
          </table:table-cell>
          <table:table-cell table:style-name="ce10" office:value="9390" office:value-type="float">
            <text:p>9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Mannen</text:p>
          </table:table-cell>
          <table:table-cell table:style-name="ce10" office:value="9800" office:value-type="float">
            <text:p>9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Mannen</text:p>
          </table:table-cell>
          <table:table-cell table:style-name="ce10" office:value="4705" office:value-type="float">
            <text:p>4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Mannen</text:p>
          </table:table-cell>
          <table:table-cell table:style-name="ce10" office:value="3749" office:value-type="float">
            <text:p>37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Mannen</text:p>
          </table:table-cell>
          <table:table-cell table:style-name="ce10" office:value="4564" office:value-type="float">
            <text:p>4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Mannen</text:p>
          </table:table-cell>
          <table:table-cell table:style-name="ce10" office:value="5329" office:value-type="float">
            <text:p>5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Mannen</text:p>
          </table:table-cell>
          <table:table-cell table:style-name="ce10" office:value="13148" office:value-type="float">
            <text:p>13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Mannen</text:p>
          </table:table-cell>
          <table:table-cell table:style-name="ce10" office:value="7253" office:value-type="float">
            <text:p>7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Mannen</text:p>
          </table:table-cell>
          <table:table-cell table:style-name="ce10" office:value="11094" office:value-type="float">
            <text:p>110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Mannen</text:p>
          </table:table-cell>
          <table:table-cell table:style-name="ce10" office:value="11149" office:value-type="float">
            <text:p>11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Mannen</text:p>
          </table:table-cell>
          <table:table-cell table:style-name="ce10" office:value="7591" office:value-type="float">
            <text:p>7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Mannen</text:p>
          </table:table-cell>
          <table:table-cell table:style-name="ce10" office:value="14470" office:value-type="float">
            <text:p>144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Mannen</text:p>
          </table:table-cell>
          <table:table-cell table:style-name="ce10" office:value="14625" office:value-type="float">
            <text:p>14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Mannen</text:p>
          </table:table-cell>
          <table:table-cell table:style-name="ce10" office:value="78992" office:value-type="float">
            <text:p>78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Mannen</text:p>
          </table:table-cell>
          <table:table-cell table:style-name="ce10" office:value="6344" office:value-type="float">
            <text:p>6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Mannen</text:p>
          </table:table-cell>
          <table:table-cell table:style-name="ce10" office:value="7030" office:value-type="float">
            <text:p>70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Mannen</text:p>
          </table:table-cell>
          <table:table-cell table:style-name="ce10" office:value="7904" office:value-type="float">
            <text:p>79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Mannen</text:p>
          </table:table-cell>
          <table:table-cell table:style-name="ce10" office:value="991" office:value-type="float">
            <text:p>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Mannen</text:p>
          </table:table-cell>
          <table:table-cell table:style-name="ce10" office:value="10775" office:value-type="float">
            <text:p>10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Mannen</text:p>
          </table:table-cell>
          <table:table-cell table:style-name="ce10" office:value="14827" office:value-type="float">
            <text:p>14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Mannen</text:p>
          </table:table-cell>
          <table:table-cell table:style-name="ce10" office:value="6780" office:value-type="float">
            <text:p>6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Mannen</text:p>
          </table:table-cell>
          <table:table-cell table:style-name="ce10" office:value="9701" office:value-type="float">
            <text:p>97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Mannen</text:p>
          </table:table-cell>
          <table:table-cell table:style-name="ce10" office:value="12729" office:value-type="float">
            <text:p>127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Mannen</text:p>
          </table:table-cell>
          <table:table-cell table:style-name="ce10" office:value="14388" office:value-type="float">
            <text:p>14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Mannen</text:p>
          </table:table-cell>
          <table:table-cell table:style-name="ce10" office:value="31539" office:value-type="float">
            <text:p>31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Mannen</text:p>
          </table:table-cell>
          <table:table-cell table:style-name="ce10" office:value="11285" office:value-type="float">
            <text:p>11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Mannen</text:p>
          </table:table-cell>
          <table:table-cell table:style-name="ce10" office:value="17749" office:value-type="float">
            <text:p>177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Mannen</text:p>
          </table:table-cell>
          <table:table-cell table:style-name="ce10" office:value="10370" office:value-type="float">
            <text:p>10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Mannen</text:p>
          </table:table-cell>
          <table:table-cell table:style-name="ce10" office:value="6367" office:value-type="float">
            <text:p>6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Mannen</text:p>
          </table:table-cell>
          <table:table-cell table:style-name="ce10" office:value="12256" office:value-type="float">
            <text:p>122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Mannen</text:p>
          </table:table-cell>
          <table:table-cell table:style-name="ce10" office:value="12431" office:value-type="float">
            <text:p>12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Mannen</text:p>
          </table:table-cell>
          <table:table-cell table:style-name="ce10" office:value="9026" office:value-type="float">
            <text:p>9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Mannen</text:p>
          </table:table-cell>
          <table:table-cell table:style-name="ce10" office:value="9862" office:value-type="float">
            <text:p>98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Mannen</text:p>
          </table:table-cell>
          <table:table-cell table:style-name="ce10" office:value="50254" office:value-type="float">
            <text:p>502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Mannen</text:p>
          </table:table-cell>
          <table:table-cell table:style-name="ce10" office:value="14429" office:value-type="float">
            <text:p>14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Mannen</text:p>
          </table:table-cell>
          <table:table-cell table:style-name="ce10" office:value="6349" office:value-type="float">
            <text:p>6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Mannen</text:p>
          </table:table-cell>
          <table:table-cell table:style-name="ce10" office:value="16152" office:value-type="float">
            <text:p>16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Mannen</text:p>
          </table:table-cell>
          <table:table-cell table:style-name="ce10" office:value="41661" office:value-type="float">
            <text:p>41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Mannen</text:p>
          </table:table-cell>
          <table:table-cell table:style-name="ce10" office:value="8361" office:value-type="float">
            <text:p>8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Mannen</text:p>
          </table:table-cell>
          <table:table-cell table:style-name="ce10" office:value="11747" office:value-type="float">
            <text:p>11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Mannen</text:p>
          </table:table-cell>
          <table:table-cell table:style-name="ce10" office:value="1350" office:value-type="float">
            <text:p>1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Mannen</text:p>
          </table:table-cell>
          <table:table-cell table:style-name="ce10" office:value="4291" office:value-type="float">
            <text:p>4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Mannen</text:p>
          </table:table-cell>
          <table:table-cell table:style-name="ce10" office:value="4045" office:value-type="float">
            <text:p>4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Mannen</text:p>
          </table:table-cell>
          <table:table-cell table:style-name="ce10" office:value="2295" office:value-type="float">
            <text:p>2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Mannen</text:p>
          </table:table-cell>
          <table:table-cell table:style-name="ce10" office:value="5712" office:value-type="float">
            <text:p>57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Mannen</text:p>
          </table:table-cell>
          <table:table-cell table:style-name="ce10" office:value="23513" office:value-type="float">
            <text:p>23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Mannen</text:p>
          </table:table-cell>
          <table:table-cell table:style-name="ce10" office:value="12437" office:value-type="float">
            <text:p>12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Mannen</text:p>
          </table:table-cell>
          <table:table-cell table:style-name="ce10" office:value="12460" office:value-type="float">
            <text:p>124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Mannen</text:p>
          </table:table-cell>
          <table:table-cell table:style-name="ce10" office:value="4732" office:value-type="float">
            <text:p>4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Mannen</text:p>
          </table:table-cell>
          <table:table-cell table:style-name="ce10" office:value="59042" office:value-type="float">
            <text:p>59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Mannen</text:p>
          </table:table-cell>
          <table:table-cell table:style-name="ce10" office:value="5036" office:value-type="float">
            <text:p>5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Mannen</text:p>
          </table:table-cell>
          <table:table-cell table:style-name="ce10" office:value="8756" office:value-type="float">
            <text:p>8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Mannen</text:p>
          </table:table-cell>
          <table:table-cell table:style-name="ce10" office:value="13364" office:value-type="float">
            <text:p>13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Mannen</text:p>
          </table:table-cell>
          <table:table-cell table:style-name="ce10" office:value="17986" office:value-type="float">
            <text:p>179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Mannen</text:p>
          </table:table-cell>
          <table:table-cell table:style-name="ce10" office:value="8524" office:value-type="float">
            <text:p>85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Mannen</text:p>
          </table:table-cell>
          <table:table-cell table:style-name="ce10" office:value="12685" office:value-type="float">
            <text:p>126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Mannen</text:p>
          </table:table-cell>
          <table:table-cell table:style-name="ce10" office:value="9620" office:value-type="float">
            <text:p>9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Mannen</text:p>
          </table:table-cell>
          <table:table-cell table:style-name="ce10" office:value="3367" office:value-type="float">
            <text:p>3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Mannen</text:p>
          </table:table-cell>
          <table:table-cell table:style-name="ce10" office:value="13957" office:value-type="float">
            <text:p>13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Mannen</text:p>
          </table:table-cell>
          <table:table-cell table:style-name="ce10" office:value="50300" office:value-type="float">
            <text:p>50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Mannen</text:p>
          </table:table-cell>
          <table:table-cell table:style-name="ce10" office:value="4274" office:value-type="float">
            <text:p>4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Mannen</text:p>
          </table:table-cell>
          <table:table-cell table:style-name="ce10" office:value="8527" office:value-type="float">
            <text:p>8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Mannen</text:p>
          </table:table-cell>
          <table:table-cell table:style-name="ce10" office:value="9431" office:value-type="float">
            <text:p>9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Mannen</text:p>
          </table:table-cell>
          <table:table-cell table:style-name="ce10" office:value="5687" office:value-type="float">
            <text:p>56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Mannen</text:p>
          </table:table-cell>
          <table:table-cell table:style-name="ce10" office:value="8551" office:value-type="float">
            <text:p>8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Mannen</text:p>
          </table:table-cell>
          <table:table-cell table:style-name="ce10" office:value="6036" office:value-type="float">
            <text:p>6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Mannen</text:p>
          </table:table-cell>
          <table:table-cell table:style-name="ce10" office:value="101828" office:value-type="float">
            <text:p>101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Mannen</text:p>
          </table:table-cell>
          <table:table-cell table:style-name="ce10" office:value="10723" office:value-type="float">
            <text:p>107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Mannen</text:p>
          </table:table-cell>
          <table:table-cell table:style-name="ce10" office:value="8246" office:value-type="float">
            <text:p>8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Mannen</text:p>
          </table:table-cell>
          <table:table-cell table:style-name="ce10" office:value="53187" office:value-type="float">
            <text:p>53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Mannen</text:p>
          </table:table-cell>
          <table:table-cell table:style-name="ce10" office:value="8456" office:value-type="float">
            <text:p>8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Mannen</text:p>
          </table:table-cell>
          <table:table-cell table:style-name="ce10" office:value="76473" office:value-type="float">
            <text:p>764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Mannen</text:p>
          </table:table-cell>
          <table:table-cell table:style-name="ce10" office:value="16320" office:value-type="float">
            <text:p>163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Mannen</text:p>
          </table:table-cell>
          <table:table-cell table:style-name="ce10" office:value="13231" office:value-type="float">
            <text:p>132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Mannen</text:p>
          </table:table-cell>
          <table:table-cell table:style-name="ce10" office:value="18722" office:value-type="float">
            <text:p>18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Mannen</text:p>
          </table:table-cell>
          <table:table-cell table:style-name="ce10" office:value="4540" office:value-type="float">
            <text:p>4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Mannen</text:p>
          </table:table-cell>
          <table:table-cell table:style-name="ce10" office:value="10185" office:value-type="float">
            <text:p>10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Mannen</text:p>
          </table:table-cell>
          <table:table-cell table:style-name="ce10" office:value="5161" office:value-type="float">
            <text:p>51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Mannen</text:p>
          </table:table-cell>
          <table:table-cell table:style-name="ce10" office:value="10593" office:value-type="float">
            <text:p>10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Mannen</text:p>
          </table:table-cell>
          <table:table-cell table:style-name="ce10" office:value="12342" office:value-type="float">
            <text:p>12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Mannen</text:p>
          </table:table-cell>
          <table:table-cell table:style-name="ce10" office:value="13872" office:value-type="float">
            <text:p>13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Mannen</text:p>
          </table:table-cell>
          <table:table-cell table:style-name="ce10" office:value="16647" office:value-type="float">
            <text:p>16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Mannen</text:p>
          </table:table-cell>
          <table:table-cell table:style-name="ce10" office:value="14062" office:value-type="float">
            <text:p>140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Mannen</text:p>
          </table:table-cell>
          <table:table-cell table:style-name="ce10" office:value="10521" office:value-type="float">
            <text:p>10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Mannen</text:p>
          </table:table-cell>
          <table:table-cell table:style-name="ce10" office:value="3636" office:value-type="float">
            <text:p>3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Mannen</text:p>
          </table:table-cell>
          <table:table-cell table:style-name="ce10" office:value="4804" office:value-type="float">
            <text:p>4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Mannen</text:p>
          </table:table-cell>
          <table:table-cell table:style-name="ce10" office:value="8675" office:value-type="float">
            <text:p>8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Mannen</text:p>
          </table:table-cell>
          <table:table-cell table:style-name="ce10" office:value="7128" office:value-type="float">
            <text:p>71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Mannen</text:p>
          </table:table-cell>
          <table:table-cell table:style-name="ce10" office:value="12398" office:value-type="float">
            <text:p>12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Mannen</text:p>
          </table:table-cell>
          <table:table-cell table:style-name="ce10" office:value="5574" office:value-type="float">
            <text:p>5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Mannen</text:p>
          </table:table-cell>
          <table:table-cell table:style-name="ce10" office:value="17424" office:value-type="float">
            <text:p>17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Mannen</text:p>
          </table:table-cell>
          <table:table-cell table:style-name="ce10" office:value="11166" office:value-type="float">
            <text:p>11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Mannen</text:p>
          </table:table-cell>
          <table:table-cell table:style-name="ce10" office:value="6157" office:value-type="float">
            <text:p>6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Mannen</text:p>
          </table:table-cell>
          <table:table-cell table:style-name="ce10" office:value="16676" office:value-type="float">
            <text:p>16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Mannen</text:p>
          </table:table-cell>
          <table:table-cell table:style-name="ce10" office:value="6534" office:value-type="float">
            <text:p>65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Mannen</text:p>
          </table:table-cell>
          <table:table-cell table:style-name="ce10" office:value="35086" office:value-type="float">
            <text:p>35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Mannen</text:p>
          </table:table-cell>
          <table:table-cell table:style-name="ce10" office:value="4873" office:value-type="float">
            <text:p>4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Mannen</text:p>
          </table:table-cell>
          <table:table-cell table:style-name="ce10" office:value="3208" office:value-type="float">
            <text:p>3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Mannen</text:p>
          </table:table-cell>
          <table:table-cell table:style-name="ce10" office:value="3310" office:value-type="float">
            <text:p>3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Mannen</text:p>
          </table:table-cell>
          <table:table-cell table:style-name="ce10" office:value="6533" office:value-type="float">
            <text:p>6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Mannen</text:p>
          </table:table-cell>
          <table:table-cell table:style-name="ce10" office:value="4518" office:value-type="float">
            <text:p>4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Mannen</text:p>
          </table:table-cell>
          <table:table-cell table:style-name="ce10" office:value="4366" office:value-type="float">
            <text:p>4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Mannen</text:p>
          </table:table-cell>
          <table:table-cell table:style-name="ce10" office:value="215627" office:value-type="float">
            <text:p>215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Mannen</text:p>
          </table:table-cell>
          <table:table-cell table:style-name="ce10" office:value="9525" office:value-type="float">
            <text:p>9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Mannen</text:p>
          </table:table-cell>
          <table:table-cell table:style-name="ce10" office:value="4501" office:value-type="float">
            <text:p>45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Mannen</text:p>
          </table:table-cell>
          <table:table-cell table:style-name="ce10" office:value="9509" office:value-type="float">
            <text:p>9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Mannen</text:p>
          </table:table-cell>
          <table:table-cell table:style-name="ce10" office:value="85801" office:value-type="float">
            <text:p>85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Mannen</text:p>
          </table:table-cell>
          <table:table-cell table:style-name="ce10" office:value="6055" office:value-type="float">
            <text:p>6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Mannen</text:p>
          </table:table-cell>
          <table:table-cell table:style-name="ce10" office:value="3521" office:value-type="float">
            <text:p>3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Mannen</text:p>
          </table:table-cell>
          <table:table-cell table:style-name="ce10" office:value="7779" office:value-type="float">
            <text:p>7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Mannen</text:p>
          </table:table-cell>
          <table:table-cell table:style-name="ce10" office:value="12228" office:value-type="float">
            <text:p>122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Mannen</text:p>
          </table:table-cell>
          <table:table-cell table:style-name="ce10" office:value="7179" office:value-type="float">
            <text:p>7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Mannen</text:p>
          </table:table-cell>
          <table:table-cell table:style-name="ce10" office:value="71767" office:value-type="float">
            <text:p>71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Mannen</text:p>
          </table:table-cell>
          <table:table-cell table:style-name="ce10" office:value="2751" office:value-type="float">
            <text:p>2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Mannen</text:p>
          </table:table-cell>
          <table:table-cell table:style-name="ce10" office:value="56741" office:value-type="float">
            <text:p>56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Mannen</text:p>
          </table:table-cell>
          <table:table-cell table:style-name="ce10" office:value="4941" office:value-type="float">
            <text:p>49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Mannen</text:p>
          </table:table-cell>
          <table:table-cell table:style-name="ce10" office:value="14724" office:value-type="float">
            <text:p>147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Mannen</text:p>
          </table:table-cell>
          <table:table-cell table:style-name="ce10" office:value="7626" office:value-type="float">
            <text:p>76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Mannen</text:p>
          </table:table-cell>
          <table:table-cell table:style-name="ce10" office:value="17825" office:value-type="float">
            <text:p>17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Mannen</text:p>
          </table:table-cell>
          <table:table-cell table:style-name="ce10" office:value="19797" office:value-type="float">
            <text:p>197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Mannen</text:p>
          </table:table-cell>
          <table:table-cell table:style-name="ce10" office:value="8811" office:value-type="float">
            <text:p>8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Mannen</text:p>
          </table:table-cell>
          <table:table-cell table:style-name="ce10" office:value="8790" office:value-type="float">
            <text:p>8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Mannen</text:p>
          </table:table-cell>
          <table:table-cell table:style-name="ce10" office:value="7771" office:value-type="float">
            <text:p>7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Mannen</text:p>
          </table:table-cell>
          <table:table-cell table:style-name="ce10" office:value="7671" office:value-type="float">
            <text:p>7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Mannen</text:p>
          </table:table-cell>
          <table:table-cell table:style-name="ce10" office:value="3924" office:value-type="float">
            <text:p>3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Mannen</text:p>
          </table:table-cell>
          <table:table-cell table:style-name="ce10" office:value="4034" office:value-type="float">
            <text:p>4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Mannen</text:p>
          </table:table-cell>
          <table:table-cell table:style-name="ce10" office:value="5688" office:value-type="float">
            <text:p>5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Mannen</text:p>
          </table:table-cell>
          <table:table-cell table:style-name="ce10" office:value="4131" office:value-type="float">
            <text:p>4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Mannen</text:p>
          </table:table-cell>
          <table:table-cell table:style-name="ce10" office:value="17619" office:value-type="float">
            <text:p>176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Mannen</text:p>
          </table:table-cell>
          <table:table-cell table:style-name="ce10" office:value="12213" office:value-type="float">
            <text:p>12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Mannen</text:p>
          </table:table-cell>
          <table:table-cell table:style-name="ce10" office:value="8938" office:value-type="float">
            <text:p>8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Mannen</text:p>
          </table:table-cell>
          <table:table-cell table:style-name="ce10" office:value="20271" office:value-type="float">
            <text:p>20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Mannen</text:p>
          </table:table-cell>
          <table:table-cell table:style-name="ce10" office:value="23197" office:value-type="float">
            <text:p>23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Mannen</text:p>
          </table:table-cell>
          <table:table-cell table:style-name="ce10" office:value="1792" office:value-type="float">
            <text:p>17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Mannen</text:p>
          </table:table-cell>
          <table:table-cell table:style-name="ce10" office:value="46655" office:value-type="float">
            <text:p>46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Mannen</text:p>
          </table:table-cell>
          <table:table-cell table:style-name="ce10" office:value="7776" office:value-type="float">
            <text:p>7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Mannen</text:p>
          </table:table-cell>
          <table:table-cell table:style-name="ce10" office:value="10811" office:value-type="float">
            <text:p>10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Mannen</text:p>
          </table:table-cell>
          <table:table-cell table:style-name="ce10" office:value="3990" office:value-type="float">
            <text:p>3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Mannen</text:p>
          </table:table-cell>
          <table:table-cell table:style-name="ce10" office:value="9961" office:value-type="float">
            <text:p>99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Mannen</text:p>
          </table:table-cell>
          <table:table-cell table:style-name="ce10" office:value="29682" office:value-type="float">
            <text:p>29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Mannen</text:p>
          </table:table-cell>
          <table:table-cell table:style-name="ce10" office:value="17992" office:value-type="float">
            <text:p>17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Mannen</text:p>
          </table:table-cell>
          <table:table-cell table:style-name="ce10" office:value="19389" office:value-type="float">
            <text:p>19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Mannen</text:p>
          </table:table-cell>
          <table:table-cell table:style-name="ce10" office:value="40649" office:value-type="float">
            <text:p>40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Mannen</text:p>
          </table:table-cell>
          <table:table-cell table:style-name="ce10" office:value="10433" office:value-type="float">
            <text:p>104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Mannen</text:p>
          </table:table-cell>
          <table:table-cell table:style-name="ce10" office:value="4284" office:value-type="float">
            <text:p>4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Mannen</text:p>
          </table:table-cell>
          <table:table-cell table:style-name="ce10" office:value="39856" office:value-type="float">
            <text:p>39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Mannen</text:p>
          </table:table-cell>
          <table:table-cell table:style-name="ce10" office:value="64250" office:value-type="float">
            <text:p>64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Mannen</text:p>
          </table:table-cell>
          <table:table-cell table:style-name="ce10" office:value="4814" office:value-type="float">
            <text:p>4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Mannen</text:p>
          </table:table-cell>
          <table:table-cell table:style-name="ce10" office:value="8136" office:value-type="float">
            <text:p>8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Mannen</text:p>
          </table:table-cell>
          <table:table-cell table:style-name="ce10" office:value="21708" office:value-type="float">
            <text:p>21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Mannen</text:p>
          </table:table-cell>
          <table:table-cell table:style-name="ce10" office:value="6139" office:value-type="float">
            <text:p>61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Mannen</text:p>
          </table:table-cell>
          <table:table-cell table:style-name="ce10" office:value="10244" office:value-type="float">
            <text:p>102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Mannen</text:p>
          </table:table-cell>
          <table:table-cell table:style-name="ce10" office:value="7567" office:value-type="float">
            <text:p>75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Mannen</text:p>
          </table:table-cell>
          <table:table-cell table:style-name="ce10" office:value="39800" office:value-type="float">
            <text:p>39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Mannen</text:p>
          </table:table-cell>
          <table:table-cell table:style-name="ce10" office:value="4382" office:value-type="float">
            <text:p>43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Mannen</text:p>
          </table:table-cell>
          <table:table-cell table:style-name="ce10" office:value="4004" office:value-type="float">
            <text:p>4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Mannen</text:p>
          </table:table-cell>
          <table:table-cell table:style-name="ce10" office:value="26087" office:value-type="float">
            <text:p>260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Mannen</text:p>
          </table:table-cell>
          <table:table-cell table:style-name="ce10" office:value="16362" office:value-type="float">
            <text:p>16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Mannen</text:p>
          </table:table-cell>
          <table:table-cell table:style-name="ce10" office:value="32460" office:value-type="float">
            <text:p>324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Mannen</text:p>
          </table:table-cell>
          <table:table-cell table:style-name="ce10" office:value="9944" office:value-type="float">
            <text:p>9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Mannen</text:p>
          </table:table-cell>
          <table:table-cell table:style-name="ce10" office:value="17794" office:value-type="float">
            <text:p>17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Mannen</text:p>
          </table:table-cell>
          <table:table-cell table:style-name="ce10" office:value="7816" office:value-type="float">
            <text:p>7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Mannen</text:p>
          </table:table-cell>
          <table:table-cell table:style-name="ce10" office:value="20468" office:value-type="float">
            <text:p>20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Mannen</text:p>
          </table:table-cell>
          <table:table-cell table:style-name="ce10" office:value="9850" office:value-type="float">
            <text:p>9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Mannen</text:p>
          </table:table-cell>
          <table:table-cell table:style-name="ce10" office:value="2233" office:value-type="float">
            <text:p>2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Mannen</text:p>
          </table:table-cell>
          <table:table-cell table:style-name="ce10" office:value="3084" office:value-type="float">
            <text:p>30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Mannen</text:p>
          </table:table-cell>
          <table:table-cell table:style-name="ce10" office:value="2903" office:value-type="float">
            <text:p>2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Mannen</text:p>
          </table:table-cell>
          <table:table-cell table:style-name="ce10" office:value="7486" office:value-type="float">
            <text:p>7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Mannen</text:p>
          </table:table-cell>
          <table:table-cell table:style-name="ce10" office:value="15214" office:value-type="float">
            <text:p>152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Mannen</text:p>
          </table:table-cell>
          <table:table-cell table:style-name="ce10" office:value="5484" office:value-type="float">
            <text:p>5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Mannen</text:p>
          </table:table-cell>
          <table:table-cell table:style-name="ce10" office:value="16251" office:value-type="float">
            <text:p>16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Mannen</text:p>
          </table:table-cell>
          <table:table-cell table:style-name="ce10" office:value="5635" office:value-type="float">
            <text:p>56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Mannen</text:p>
          </table:table-cell>
          <table:table-cell table:style-name="ce10" office:value="20342" office:value-type="float">
            <text:p>20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Mannen</text:p>
          </table:table-cell>
          <table:table-cell table:style-name="ce10" office:value="25147" office:value-type="float">
            <text:p>25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Mannen</text:p>
          </table:table-cell>
          <table:table-cell table:style-name="ce10" office:value="2151" office:value-type="float">
            <text:p>2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Mannen</text:p>
          </table:table-cell>
          <table:table-cell table:style-name="ce10" office:value="5428" office:value-type="float">
            <text:p>5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Mannen</text:p>
          </table:table-cell>
          <table:table-cell table:style-name="ce10" office:value="6740" office:value-type="float">
            <text:p>6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Mannen</text:p>
          </table:table-cell>
          <table:table-cell table:style-name="ce10" office:value="5371" office:value-type="float">
            <text:p>53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Mannen</text:p>
          </table:table-cell>
          <table:table-cell table:style-name="ce10" office:value="14149" office:value-type="float">
            <text:p>14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Mannen</text:p>
          </table:table-cell>
          <table:table-cell table:style-name="ce10" office:value="10883" office:value-type="float">
            <text:p>10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Mannen</text:p>
          </table:table-cell>
          <table:table-cell table:style-name="ce10" office:value="7346" office:value-type="float">
            <text:p>73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Mannen</text:p>
          </table:table-cell>
          <table:table-cell table:style-name="ce10" office:value="20171" office:value-type="float">
            <text:p>20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Mannen</text:p>
          </table:table-cell>
          <table:table-cell table:style-name="ce10" office:value="4986" office:value-type="float">
            <text:p>49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Mannen</text:p>
          </table:table-cell>
          <table:table-cell table:style-name="ce10" office:value="12187" office:value-type="float">
            <text:p>12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Mannen</text:p>
          </table:table-cell>
          <table:table-cell table:style-name="ce10" office:value="5425" office:value-type="float">
            <text:p>5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Mannen</text:p>
          </table:table-cell>
          <table:table-cell table:style-name="ce10" office:value="9530" office:value-type="float">
            <text:p>9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Mannen</text:p>
          </table:table-cell>
          <table:table-cell table:style-name="ce10" office:value="10341" office:value-type="float">
            <text:p>10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Mannen</text:p>
          </table:table-cell>
          <table:table-cell table:style-name="ce10" office:value="3651" office:value-type="float">
            <text:p>3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Mannen</text:p>
          </table:table-cell>
          <table:table-cell table:style-name="ce10" office:value="43598" office:value-type="float">
            <text:p>43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Mannen</text:p>
          </table:table-cell>
          <table:table-cell table:style-name="ce10" office:value="5373" office:value-type="float">
            <text:p>5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Mannen</text:p>
          </table:table-cell>
          <table:table-cell table:style-name="ce10" office:value="57067" office:value-type="float">
            <text:p>57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Mannen</text:p>
          </table:table-cell>
          <table:table-cell table:style-name="ce10" office:value="12717" office:value-type="float">
            <text:p>12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Mannen</text:p>
          </table:table-cell>
          <table:table-cell table:style-name="ce10" office:value="19219" office:value-type="float">
            <text:p>19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Mannen</text:p>
          </table:table-cell>
          <table:table-cell table:style-name="ce10" office:value="32142" office:value-type="float">
            <text:p>32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Mannen</text:p>
          </table:table-cell>
          <table:table-cell table:style-name="ce10" office:value="6466" office:value-type="float">
            <text:p>6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Mannen</text:p>
          </table:table-cell>
          <table:table-cell table:style-name="ce10" office:value="14205" office:value-type="float">
            <text:p>14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Mannen</text:p>
          </table:table-cell>
          <table:table-cell table:style-name="ce10" office:value="9895" office:value-type="float">
            <text:p>9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Mannen</text:p>
          </table:table-cell>
          <table:table-cell table:style-name="ce10" office:value="3500" office:value-type="float">
            <text:p>3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Mannen</text:p>
          </table:table-cell>
          <table:table-cell table:style-name="ce10" office:value="5681" office:value-type="float">
            <text:p>5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Mannen</text:p>
          </table:table-cell>
          <table:table-cell table:style-name="ce10" office:value="4803" office:value-type="float">
            <text:p>48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Mannen</text:p>
          </table:table-cell>
          <table:table-cell table:style-name="ce10" office:value="3273" office:value-type="float">
            <text:p>32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Mannen</text:p>
          </table:table-cell>
          <table:table-cell table:style-name="ce10" office:value="5377" office:value-type="float">
            <text:p>5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Mannen</text:p>
          </table:table-cell>
          <table:table-cell table:style-name="ce10" office:value="10858" office:value-type="float">
            <text:p>10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Mannen</text:p>
          </table:table-cell>
          <table:table-cell table:style-name="ce10" office:value="3420" office:value-type="float">
            <text:p>3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Mannen</text:p>
          </table:table-cell>
          <table:table-cell table:style-name="ce10" office:value="5416" office:value-type="float">
            <text:p>5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Mannen</text:p>
          </table:table-cell>
          <table:table-cell table:style-name="ce10" office:value="9402" office:value-type="float">
            <text:p>9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Mannen</text:p>
          </table:table-cell>
          <table:table-cell table:style-name="ce10" office:value="4135" office:value-type="float">
            <text:p>4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Mannen</text:p>
          </table:table-cell>
          <table:table-cell table:style-name="ce10" office:value="11404" office:value-type="float">
            <text:p>11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Mannen</text:p>
          </table:table-cell>
          <table:table-cell table:style-name="ce10" office:value="4223" office:value-type="float">
            <text:p>4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Mannen</text:p>
          </table:table-cell>
          <table:table-cell table:style-name="ce10" office:value="6891" office:value-type="float">
            <text:p>6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Mannen</text:p>
          </table:table-cell>
          <table:table-cell table:style-name="ce10" office:value="5552" office:value-type="float">
            <text:p>5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Mannen</text:p>
          </table:table-cell>
          <table:table-cell table:style-name="ce10" office:value="11359" office:value-type="float">
            <text:p>11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Mannen</text:p>
          </table:table-cell>
          <table:table-cell table:style-name="ce10" office:value="2912" office:value-type="float">
            <text:p>2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Mannen</text:p>
          </table:table-cell>
          <table:table-cell table:style-name="ce10" office:value="19848" office:value-type="float">
            <text:p>19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Mannen</text:p>
          </table:table-cell>
          <table:table-cell table:style-name="ce10" office:value="4718" office:value-type="float">
            <text:p>47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Mannen</text:p>
          </table:table-cell>
          <table:table-cell table:style-name="ce10" office:value="6892" office:value-type="float">
            <text:p>6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Mannen</text:p>
          </table:table-cell>
          <table:table-cell table:style-name="ce10" office:value="6485" office:value-type="float">
            <text:p>6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Mannen</text:p>
          </table:table-cell>
          <table:table-cell table:style-name="ce10" office:value="5717" office:value-type="float">
            <text:p>5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Mannen</text:p>
          </table:table-cell>
          <table:table-cell table:style-name="ce10" office:value="11675" office:value-type="float">
            <text:p>11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Mannen</text:p>
          </table:table-cell>
          <table:table-cell table:style-name="ce10" office:value="3451" office:value-type="float">
            <text:p>3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Mannen</text:p>
          </table:table-cell>
          <table:table-cell table:style-name="ce10" office:value="16350" office:value-type="float">
            <text:p>16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Mannen</text:p>
          </table:table-cell>
          <table:table-cell table:style-name="ce10" office:value="58724" office:value-type="float">
            <text:p>587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Mannen</text:p>
          </table:table-cell>
          <table:table-cell table:style-name="ce10" office:value="7016" office:value-type="float">
            <text:p>7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Mannen</text:p>
          </table:table-cell>
          <table:table-cell table:style-name="ce10" office:value="3649" office:value-type="float">
            <text:p>3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Mannen</text:p>
          </table:table-cell>
          <table:table-cell table:style-name="ce10" office:value="5532" office:value-type="float">
            <text:p>5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Mannen</text:p>
          </table:table-cell>
          <table:table-cell table:style-name="ce10" office:value="5067" office:value-type="float">
            <text:p>5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Mannen</text:p>
          </table:table-cell>
          <table:table-cell table:style-name="ce10" office:value="3840" office:value-type="float">
            <text:p>3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Mannen</text:p>
          </table:table-cell>
          <table:table-cell table:style-name="ce10" office:value="3944" office:value-type="float">
            <text:p>3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Mannen</text:p>
          </table:table-cell>
          <table:table-cell table:style-name="ce10" office:value="9984" office:value-type="float">
            <text:p>9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Mannen</text:p>
          </table:table-cell>
          <table:table-cell table:style-name="ce10" office:value="2933" office:value-type="float">
            <text:p>2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Mannen</text:p>
          </table:table-cell>
          <table:table-cell table:style-name="ce10" office:value="7140" office:value-type="float">
            <text:p>7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Mannen</text:p>
          </table:table-cell>
          <table:table-cell table:style-name="ce10" office:value="6338" office:value-type="float">
            <text:p>63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Mannen</text:p>
          </table:table-cell>
          <table:table-cell table:style-name="ce10" office:value="14615" office:value-type="float">
            <text:p>146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Mannen</text:p>
          </table:table-cell>
          <table:table-cell table:style-name="ce10" office:value="22106" office:value-type="float">
            <text:p>221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Mannen</text:p>
          </table:table-cell>
          <table:table-cell table:style-name="ce10" office:value="8245" office:value-type="float">
            <text:p>8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Mannen</text:p>
          </table:table-cell>
          <table:table-cell table:style-name="ce10" office:value="16492" office:value-type="float">
            <text:p>16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Mannen</text:p>
          </table:table-cell>
          <table:table-cell table:style-name="ce10" office:value="5103" office:value-type="float">
            <text:p>5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Mannen</text:p>
          </table:table-cell>
          <table:table-cell table:style-name="ce10" office:value="5632" office:value-type="float">
            <text:p>5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Mannen</text:p>
          </table:table-cell>
          <table:table-cell table:style-name="ce10" office:value="2950" office:value-type="float">
            <text:p>2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Mannen</text:p>
          </table:table-cell>
          <table:table-cell table:style-name="ce10" office:value="18235" office:value-type="float">
            <text:p>18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Mannen</text:p>
          </table:table-cell>
          <table:table-cell table:style-name="ce10" office:value="10043" office:value-type="float">
            <text:p>10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Mannen</text:p>
          </table:table-cell>
          <table:table-cell table:style-name="ce10" office:value="6678" office:value-type="float">
            <text:p>6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Mannen</text:p>
          </table:table-cell>
          <table:table-cell table:style-name="ce10" office:value="3988" office:value-type="float">
            <text:p>3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Mannen</text:p>
          </table:table-cell>
          <table:table-cell table:style-name="ce10" office:value="3972" office:value-type="float">
            <text:p>3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Mannen</text:p>
          </table:table-cell>
          <table:table-cell table:style-name="ce10" office:value="3357" office:value-type="float">
            <text:p>3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Mannen</text:p>
          </table:table-cell>
          <table:table-cell table:style-name="ce10" office:value="14580" office:value-type="float">
            <text:p>145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Mannen</text:p>
          </table:table-cell>
          <table:table-cell table:style-name="ce10" office:value="8116" office:value-type="float">
            <text:p>8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Mannen</text:p>
          </table:table-cell>
          <table:table-cell table:style-name="ce10" office:value="2554" office:value-type="float">
            <text:p>2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Mannen</text:p>
          </table:table-cell>
          <table:table-cell table:style-name="ce10" office:value="7340" office:value-type="float">
            <text:p>7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Mannen</text:p>
          </table:table-cell>
          <table:table-cell table:style-name="ce10" office:value="8238" office:value-type="float">
            <text:p>8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Mannen</text:p>
          </table:table-cell>
          <table:table-cell table:style-name="ce10" office:value="5520" office:value-type="float">
            <text:p>55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Mannen</text:p>
          </table:table-cell>
          <table:table-cell table:style-name="ce10" office:value="5804" office:value-type="float">
            <text:p>5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Mannen</text:p>
          </table:table-cell>
          <table:table-cell table:style-name="ce10" office:value="5756" office:value-type="float">
            <text:p>5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Mannen</text:p>
          </table:table-cell>
          <table:table-cell table:style-name="ce10" office:value="31076" office:value-type="float">
            <text:p>31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Mannen</text:p>
          </table:table-cell>
          <table:table-cell table:style-name="ce10" office:value="10844" office:value-type="float">
            <text:p>10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Mannen</text:p>
          </table:table-cell>
          <table:table-cell table:style-name="ce10" office:value="5532" office:value-type="float">
            <text:p>5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Mannen</text:p>
          </table:table-cell>
          <table:table-cell table:style-name="ce10" office:value="4771" office:value-type="float">
            <text:p>4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Mannen</text:p>
          </table:table-cell>
          <table:table-cell table:style-name="ce10" office:value="4237" office:value-type="float">
            <text:p>4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Mannen</text:p>
          </table:table-cell>
          <table:table-cell table:style-name="ce10" office:value="5463" office:value-type="float">
            <text:p>54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Mannen</text:p>
          </table:table-cell>
          <table:table-cell table:style-name="ce10" office:value="18435" office:value-type="float">
            <text:p>18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Mannen</text:p>
          </table:table-cell>
          <table:table-cell table:style-name="ce10" office:value="73886" office:value-type="float">
            <text:p>73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Mannen</text:p>
          </table:table-cell>
          <table:table-cell table:style-name="ce10" office:value="3494" office:value-type="float">
            <text:p>3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Mannen</text:p>
          </table:table-cell>
          <table:table-cell table:style-name="ce10" office:value="15599" office:value-type="float">
            <text:p>15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Mannen</text:p>
          </table:table-cell>
          <table:table-cell table:style-name="ce10" office:value="5253" office:value-type="float">
            <text:p>5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Mannen</text:p>
          </table:table-cell>
          <table:table-cell table:style-name="ce10" office:value="22056" office:value-type="float">
            <text:p>22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Mannen</text:p>
          </table:table-cell>
          <table:table-cell table:style-name="ce10" office:value="12232" office:value-type="float">
            <text:p>12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Mannen</text:p>
          </table:table-cell>
          <table:table-cell table:style-name="ce10" office:value="7742" office:value-type="float">
            <text:p>7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Mannen</text:p>
          </table:table-cell>
          <table:table-cell table:style-name="ce10" office:value="6359" office:value-type="float">
            <text:p>6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Mannen</text:p>
          </table:table-cell>
          <table:table-cell table:style-name="ce10" office:value="11918" office:value-type="float">
            <text:p>11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Mannen</text:p>
          </table:table-cell>
          <table:table-cell table:style-name="ce10" office:value="12940" office:value-type="float">
            <text:p>12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Mannen</text:p>
          </table:table-cell>
          <table:table-cell table:style-name="ce10" office:value="8310" office:value-type="float">
            <text:p>8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Mannen</text:p>
          </table:table-cell>
          <table:table-cell table:style-name="ce10" office:value="3272" office:value-type="float">
            <text:p>32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Mannen</text:p>
          </table:table-cell>
          <table:table-cell table:style-name="ce10" office:value="10137" office:value-type="float">
            <text:p>10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Mannen</text:p>
          </table:table-cell>
          <table:table-cell table:style-name="ce10" office:value="8966" office:value-type="float">
            <text:p>8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Mannen</text:p>
          </table:table-cell>
          <table:table-cell table:style-name="ce10" office:value="12513" office:value-type="float">
            <text:p>12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Mannen</text:p>
          </table:table-cell>
          <table:table-cell table:style-name="ce10" office:value="11371" office:value-type="float">
            <text:p>113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Mannen</text:p>
          </table:table-cell>
          <table:table-cell table:style-name="ce10" office:value="15361" office:value-type="float">
            <text:p>15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Mannen</text:p>
          </table:table-cell>
          <table:table-cell table:style-name="ce10" office:value="4691" office:value-type="float">
            <text:p>46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Mannen</text:p>
          </table:table-cell>
          <table:table-cell table:style-name="ce10" office:value="8411" office:value-type="float">
            <text:p>84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Mannen</text:p>
          </table:table-cell>
          <table:table-cell table:style-name="ce10" office:value="4238" office:value-type="float">
            <text:p>4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Mannen</text:p>
          </table:table-cell>
          <table:table-cell table:style-name="ce10" office:value="8892" office:value-type="float">
            <text:p>8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Mannen</text:p>
          </table:table-cell>
          <table:table-cell table:style-name="ce10" office:value="26042" office:value-type="float">
            <text:p>26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Mannen</text:p>
          </table:table-cell>
          <table:table-cell table:style-name="ce10" office:value="5085" office:value-type="float">
            <text:p>5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Mannen</text:p>
          </table:table-cell>
          <table:table-cell table:style-name="ce10" office:value="13120" office:value-type="float">
            <text:p>13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Mannen</text:p>
          </table:table-cell>
          <table:table-cell table:style-name="ce10" office:value="4363" office:value-type="float">
            <text:p>43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Mannen</text:p>
          </table:table-cell>
          <table:table-cell table:style-name="ce10" office:value="2233" office:value-type="float">
            <text:p>2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Mannen</text:p>
          </table:table-cell>
          <table:table-cell table:style-name="ce10" office:value="5567" office:value-type="float">
            <text:p>55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Mannen</text:p>
          </table:table-cell>
          <table:table-cell table:style-name="ce10" office:value="14427" office:value-type="float">
            <text:p>14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Mannen</text:p>
          </table:table-cell>
          <table:table-cell table:style-name="ce10" office:value="33254" office:value-type="float">
            <text:p>332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Mannen</text:p>
          </table:table-cell>
          <table:table-cell table:style-name="ce10" office:value="11005" office:value-type="float">
            <text:p>110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Mannen</text:p>
          </table:table-cell>
          <table:table-cell table:style-name="ce10" office:value="6319" office:value-type="float">
            <text:p>6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Mannen</text:p>
          </table:table-cell>
          <table:table-cell table:style-name="ce10" office:value="4077" office:value-type="float">
            <text:p>4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Mannen</text:p>
          </table:table-cell>
          <table:table-cell table:style-name="ce10" office:value="4809" office:value-type="float">
            <text:p>48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Mannen</text:p>
          </table:table-cell>
          <table:table-cell table:style-name="ce10" office:value="14820" office:value-type="float">
            <text:p>14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Mannen</text:p>
          </table:table-cell>
          <table:table-cell table:style-name="ce10" office:value="6654" office:value-type="float">
            <text:p>6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Mannen</text:p>
          </table:table-cell>
          <table:table-cell table:style-name="ce10" office:value="11860" office:value-type="float">
            <text:p>11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Mannen</text:p>
          </table:table-cell>
          <table:table-cell table:style-name="ce10" office:value="35261" office:value-type="float">
            <text:p>352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Mannen</text:p>
          </table:table-cell>
          <table:table-cell table:style-name="ce10" office:value="11392" office:value-type="float">
            <text:p>113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Mannen</text:p>
          </table:table-cell>
          <table:table-cell table:style-name="ce10" office:value="14262" office:value-type="float">
            <text:p>14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Mannen</text:p>
          </table:table-cell>
          <table:table-cell table:style-name="ce10" office:value="4348" office:value-type="float">
            <text:p>4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Mannen</text:p>
          </table:table-cell>
          <table:table-cell table:style-name="ce10" office:value="6423" office:value-type="float">
            <text:p>6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Mannen</text:p>
          </table:table-cell>
          <table:table-cell table:style-name="ce10" office:value="3499" office:value-type="float">
            <text:p>3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Mannen</text:p>
          </table:table-cell>
          <table:table-cell table:style-name="ce10" office:value="10410" office:value-type="float">
            <text:p>10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Mannen</text:p>
          </table:table-cell>
          <table:table-cell table:style-name="ce10" office:value="15287" office:value-type="float">
            <text:p>15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Mannen</text:p>
          </table:table-cell>
          <table:table-cell table:style-name="ce10" office:value="2029" office:value-type="float">
            <text:p>20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Mannen</text:p>
          </table:table-cell>
          <table:table-cell table:style-name="ce10" office:value="6339" office:value-type="float">
            <text:p>63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Mannen</text:p>
          </table:table-cell>
          <table:table-cell table:style-name="ce10" office:value="21398" office:value-type="float">
            <text:p>21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Mannen</text:p>
          </table:table-cell>
          <table:table-cell table:style-name="ce10" office:value="8652" office:value-type="float">
            <text:p>8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Mannen</text:p>
          </table:table-cell>
          <table:table-cell table:style-name="ce10" office:value="22859" office:value-type="float">
            <text:p>228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Mannen</text:p>
          </table:table-cell>
          <table:table-cell table:style-name="ce10" office:value="7375" office:value-type="float">
            <text:p>7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Mannen</text:p>
          </table:table-cell>
          <table:table-cell table:style-name="ce10" office:value="5595" office:value-type="float">
            <text:p>55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Mannen</text:p>
          </table:table-cell>
          <table:table-cell table:style-name="ce10" office:value="9772" office:value-type="float">
            <text:p>9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Mannen</text:p>
          </table:table-cell>
          <table:table-cell table:style-name="ce10" office:value="13107" office:value-type="float">
            <text:p>131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Mannen</text:p>
          </table:table-cell>
          <table:table-cell table:style-name="ce10" office:value="25066" office:value-type="float">
            <text:p>25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Mannen</text:p>
          </table:table-cell>
          <table:table-cell table:style-name="ce10" office:value="5353" office:value-type="float">
            <text:p>53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Mannen</text:p>
          </table:table-cell>
          <table:table-cell table:style-name="ce10" office:value="22288" office:value-type="float">
            <text:p>22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Mannen</text:p>
          </table:table-cell>
          <table:table-cell table:style-name="ce10" office:value="4345" office:value-type="float">
            <text:p>43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Mannen</text:p>
          </table:table-cell>
          <table:table-cell table:style-name="ce10" office:value="17180" office:value-type="float">
            <text:p>171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Mannen</text:p>
          </table:table-cell>
          <table:table-cell table:style-name="ce10" office:value="38091" office:value-type="float">
            <text:p>380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Mannen</text:p>
          </table:table-cell>
          <table:table-cell table:style-name="ce10" office:value="291647" office:value-type="float">
            <text:p>291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Mannen</text:p>
          </table:table-cell>
          <table:table-cell table:style-name="ce10" office:value="6636" office:value-type="float">
            <text:p>6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Mannen</text:p>
          </table:table-cell>
          <table:table-cell table:style-name="ce10" office:value="733" office:value-type="float">
            <text:p>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Mannen</text:p>
          </table:table-cell>
          <table:table-cell table:style-name="ce10" office:value="11407" office:value-type="float">
            <text:p>11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Mannen</text:p>
          </table:table-cell>
          <table:table-cell table:style-name="ce10" office:value="4038" office:value-type="float">
            <text:p>4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Mannen</text:p>
          </table:table-cell>
          <table:table-cell table:style-name="ce10" office:value="4237" office:value-type="float">
            <text:p>4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Mannen</text:p>
          </table:table-cell>
          <table:table-cell table:style-name="ce10" office:value="7265" office:value-type="float">
            <text:p>7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Mannen</text:p>
          </table:table-cell>
          <table:table-cell table:style-name="ce10" office:value="8476" office:value-type="float">
            <text:p>84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Mannen</text:p>
          </table:table-cell>
          <table:table-cell table:style-name="ce10" office:value="7174" office:value-type="float">
            <text:p>71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Mannen</text:p>
          </table:table-cell>
          <table:table-cell table:style-name="ce10" office:value="2517" office:value-type="float">
            <text:p>25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Mannen</text:p>
          </table:table-cell>
          <table:table-cell table:style-name="ce10" office:value="4517" office:value-type="float">
            <text:p>45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Mannen</text:p>
          </table:table-cell>
          <table:table-cell table:style-name="ce10" office:value="37350" office:value-type="float">
            <text:p>37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Mannen</text:p>
          </table:table-cell>
          <table:table-cell table:style-name="ce10" office:value="494" office:value-type="float">
            <text:p>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Mannen</text:p>
          </table:table-cell>
          <table:table-cell table:style-name="ce10" office:value="11540" office:value-type="float">
            <text:p>11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Mannen</text:p>
          </table:table-cell>
          <table:table-cell table:style-name="ce10" office:value="6889" office:value-type="float">
            <text:p>68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Mannen</text:p>
          </table:table-cell>
          <table:table-cell table:style-name="ce10" office:value="5711" office:value-type="float">
            <text:p>57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Mannen</text:p>
          </table:table-cell>
          <table:table-cell table:style-name="ce10" office:value="5807" office:value-type="float">
            <text:p>5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Mannen</text:p>
          </table:table-cell>
          <table:table-cell table:style-name="ce10" office:value="3286" office:value-type="float">
            <text:p>3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Mannen</text:p>
          </table:table-cell>
          <table:table-cell table:style-name="ce10" office:value="16940" office:value-type="float">
            <text:p>16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Mannen</text:p>
          </table:table-cell>
          <table:table-cell table:style-name="ce10" office:value="3697" office:value-type="float">
            <text:p>3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Mannen</text:p>
          </table:table-cell>
          <table:table-cell table:style-name="ce10" office:value="5738" office:value-type="float">
            <text:p>5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Mannen</text:p>
          </table:table-cell>
          <table:table-cell table:style-name="ce10" office:value="5954" office:value-type="float">
            <text:p>5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Mannen</text:p>
          </table:table-cell>
          <table:table-cell table:style-name="ce10" office:value="13971" office:value-type="float">
            <text:p>139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Mannen</text:p>
          </table:table-cell>
          <table:table-cell table:style-name="ce10" office:value="8580" office:value-type="float">
            <text:p>85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Mannen</text:p>
          </table:table-cell>
          <table:table-cell table:style-name="ce10" office:value="24397" office:value-type="float">
            <text:p>24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Mannen</text:p>
          </table:table-cell>
          <table:table-cell table:style-name="ce10" office:value="13690" office:value-type="float">
            <text:p>13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Mannen</text:p>
          </table:table-cell>
          <table:table-cell table:style-name="ce10" office:value="11577" office:value-type="float">
            <text:p>11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Mannen</text:p>
          </table:table-cell>
          <table:table-cell table:style-name="ce10" office:value="7603" office:value-type="float">
            <text:p>7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Mannen</text:p>
          </table:table-cell>
          <table:table-cell table:style-name="ce10" office:value="3216" office:value-type="float">
            <text:p>3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Mannen</text:p>
          </table:table-cell>
          <table:table-cell table:style-name="ce10" office:value="26103" office:value-type="float">
            <text:p>26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Mannen</text:p>
          </table:table-cell>
          <table:table-cell table:style-name="ce10" office:value="15762" office:value-type="float">
            <text:p>15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Mannen</text:p>
          </table:table-cell>
          <table:table-cell table:style-name="ce10" office:value="21764" office:value-type="float">
            <text:p>21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Mannen</text:p>
          </table:table-cell>
          <table:table-cell table:style-name="ce10" office:value="9340" office:value-type="float">
            <text:p>9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Mannen</text:p>
          </table:table-cell>
          <table:table-cell table:style-name="ce10" office:value="7428" office:value-type="float">
            <text:p>7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Mannen</text:p>
          </table:table-cell>
          <table:table-cell table:style-name="ce10" office:value="36443" office:value-type="float">
            <text:p>36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Mannen</text:p>
          </table:table-cell>
          <table:table-cell table:style-name="ce10" office:value="3491" office:value-type="float">
            <text:p>34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Mannen</text:p>
          </table:table-cell>
          <table:table-cell table:style-name="ce10" office:value="16518" office:value-type="float">
            <text:p>16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Mannen</text:p>
          </table:table-cell>
          <table:table-cell table:style-name="ce10" office:value="7816" office:value-type="float">
            <text:p>7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Mannen</text:p>
          </table:table-cell>
          <table:table-cell table:style-name="ce10" office:value="10661" office:value-type="float">
            <text:p>10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Mannen</text:p>
          </table:table-cell>
          <table:table-cell table:style-name="ce10" office:value="11661" office:value-type="float">
            <text:p>11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Mannen</text:p>
          </table:table-cell>
          <table:table-cell table:style-name="ce10" office:value="2539" office:value-type="float">
            <text:p>2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Mannen</text:p>
          </table:table-cell>
          <table:table-cell table:style-name="ce10" office:value="11320" office:value-type="float">
            <text:p>113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Mannen</text:p>
          </table:table-cell>
          <table:table-cell table:style-name="ce10" office:value="13258" office:value-type="float">
            <text:p>13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Mannen</text:p>
          </table:table-cell>
          <table:table-cell table:style-name="ce10" office:value="4717" office:value-type="float">
            <text:p>4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Mannen</text:p>
          </table:table-cell>
          <table:table-cell table:style-name="ce10" office:value="6526" office:value-type="float">
            <text:p>6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Mannen</text:p>
          </table:table-cell>
          <table:table-cell table:style-name="ce10" office:value="4307" office:value-type="float">
            <text:p>43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Mannen</text:p>
          </table:table-cell>
          <table:table-cell table:style-name="ce10" office:value="9552" office:value-type="float">
            <text:p>9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Mannen</text:p>
          </table:table-cell>
          <table:table-cell table:style-name="ce10" office:value="17056" office:value-type="float">
            <text:p>17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Mannen</text:p>
          </table:table-cell>
          <table:table-cell table:style-name="ce10" office:value="2510" office:value-type="float">
            <text:p>2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Mannen</text:p>
          </table:table-cell>
          <table:table-cell table:style-name="ce10" office:value="6716" office:value-type="float">
            <text:p>6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Mannen</text:p>
          </table:table-cell>
          <table:table-cell table:style-name="ce10" office:value="11871" office:value-type="float">
            <text:p>11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Mannen</text:p>
          </table:table-cell>
          <table:table-cell table:style-name="ce10" office:value="1283" office:value-type="float">
            <text:p>1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Mannen</text:p>
          </table:table-cell>
          <table:table-cell table:style-name="ce10" office:value="19617" office:value-type="float">
            <text:p>19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Mannen</text:p>
          </table:table-cell>
          <table:table-cell table:style-name="ce10" office:value="96700" office:value-type="float">
            <text:p>96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Mannen</text:p>
          </table:table-cell>
          <table:table-cell table:style-name="ce10" office:value="10198" office:value-type="float">
            <text:p>10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Mannen</text:p>
          </table:table-cell>
          <table:table-cell table:style-name="ce10" office:value="15573" office:value-type="float">
            <text:p>15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Mannen</text:p>
          </table:table-cell>
          <table:table-cell table:style-name="ce10" office:value="15618" office:value-type="float">
            <text:p>15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Mannen</text:p>
          </table:table-cell>
          <table:table-cell table:style-name="ce10" office:value="4555" office:value-type="float">
            <text:p>4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Mannen</text:p>
          </table:table-cell>
          <table:table-cell table:style-name="ce10" office:value="20157" office:value-type="float">
            <text:p>20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Mannen</text:p>
          </table:table-cell>
          <table:table-cell table:style-name="ce10" office:value="5873" office:value-type="float">
            <text:p>5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Mannen</text:p>
          </table:table-cell>
          <table:table-cell table:style-name="ce10" office:value="12986" office:value-type="float">
            <text:p>129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Mannen</text:p>
          </table:table-cell>
          <table:table-cell table:style-name="ce10" office:value="8109" office:value-type="float">
            <text:p>8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Mannen</text:p>
          </table:table-cell>
          <table:table-cell table:style-name="ce10" office:value="112403" office:value-type="float">
            <text:p>112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Mannen</text:p>
          </table:table-cell>
          <table:table-cell table:style-name="ce10" office:value="5414" office:value-type="float">
            <text:p>5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Mannen</text:p>
          </table:table-cell>
          <table:table-cell table:style-name="ce10" office:value="6738" office:value-type="float">
            <text:p>6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Mannen</text:p>
          </table:table-cell>
          <table:table-cell table:style-name="ce10" office:value="1908" office:value-type="float">
            <text:p>19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Mannen</text:p>
          </table:table-cell>
          <table:table-cell table:style-name="ce10" office:value="8883" office:value-type="float">
            <text:p>8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Mannen</text:p>
          </table:table-cell>
          <table:table-cell table:style-name="ce10" office:value="15412" office:value-type="float">
            <text:p>15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Mannen</text:p>
          </table:table-cell>
          <table:table-cell table:style-name="ce10" office:value="14028" office:value-type="float">
            <text:p>14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Mannen</text:p>
          </table:table-cell>
          <table:table-cell table:style-name="ce10" office:value="29744" office:value-type="float">
            <text:p>297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Mannen</text:p>
          </table:table-cell>
          <table:table-cell table:style-name="ce10" office:value="11088" office:value-type="float">
            <text:p>11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Mannen</text:p>
          </table:table-cell>
          <table:table-cell table:style-name="ce10" office:value="18171" office:value-type="float">
            <text:p>18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Mannen</text:p>
          </table:table-cell>
          <table:table-cell table:style-name="ce10" office:value="21337" office:value-type="float">
            <text:p>213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Mannen</text:p>
          </table:table-cell>
          <table:table-cell table:style-name="ce10" office:value="32952" office:value-type="float">
            <text:p>32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Mannen</text:p>
          </table:table-cell>
          <table:table-cell table:style-name="ce10" office:value="4049" office:value-type="float">
            <text:p>4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Mannen</text:p>
          </table:table-cell>
          <table:table-cell table:style-name="ce10" office:value="32295" office:value-type="float">
            <text:p>32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Mannen</text:p>
          </table:table-cell>
          <table:table-cell table:style-name="ce10" office:value="19341" office:value-type="float">
            <text:p>19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Mannen</text:p>
          </table:table-cell>
          <table:table-cell table:style-name="ce10" office:value="9574" office:value-type="float">
            <text:p>9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Mannen</text:p>
          </table:table-cell>
          <table:table-cell table:style-name="ce10" office:value="35913" office:value-type="float">
            <text:p>359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Mannen</text:p>
          </table:table-cell>
          <table:table-cell table:style-name="ce10" office:value="8118" office:value-type="float">
            <text:p>8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Mannen</text:p>
          </table:table-cell>
          <table:table-cell table:style-name="ce10" office:value="10900" office:value-type="float">
            <text:p>109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Mannen</text:p>
          </table:table-cell>
          <table:table-cell table:style-name="ce10" office:value="616" office:value-type="float">
            <text:p>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Mannen</text:p>
          </table:table-cell>
          <table:table-cell table:style-name="ce10" office:value="22275" office:value-type="float">
            <text:p>222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Mannen</text:p>
          </table:table-cell>
          <table:table-cell table:style-name="ce10" office:value="4951" office:value-type="float">
            <text:p>4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Mannen</text:p>
          </table:table-cell>
          <table:table-cell table:style-name="ce10" office:value="6589" office:value-type="float">
            <text:p>6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Mannen</text:p>
          </table:table-cell>
          <table:table-cell table:style-name="ce10" office:value="18240" office:value-type="float">
            <text:p>18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Mannen</text:p>
          </table:table-cell>
          <table:table-cell table:style-name="ce10" office:value="7011" office:value-type="float">
            <text:p>7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Mannen</text:p>
          </table:table-cell>
          <table:table-cell table:style-name="ce10" office:value="10919" office:value-type="float">
            <text:p>10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Mannen</text:p>
          </table:table-cell>
          <table:table-cell table:style-name="ce10" office:value="11834" office:value-type="float">
            <text:p>11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Mannen</text:p>
          </table:table-cell>
          <table:table-cell table:style-name="ce10" office:value="4172" office:value-type="float">
            <text:p>41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Mannen</text:p>
          </table:table-cell>
          <table:table-cell table:style-name="ce10" office:value="10009" office:value-type="float">
            <text:p>10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Mannen</text:p>
          </table:table-cell>
          <table:table-cell table:style-name="ce10" office:value="12614" office:value-type="float">
            <text:p>12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Mannen</text:p>
          </table:table-cell>
          <table:table-cell table:style-name="ce10" office:value="8007" office:value-type="float">
            <text:p>80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Mannen</text:p>
          </table:table-cell>
          <table:table-cell table:style-name="ce10" office:value="22399" office:value-type="float">
            <text:p>22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Mannen</text:p>
          </table:table-cell>
          <table:table-cell table:style-name="ce10" office:value="13428" office:value-type="float">
            <text:p>13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Mannen</text:p>
          </table:table-cell>
          <table:table-cell table:style-name="ce10" office:value="16658" office:value-type="float">
            <text:p>166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Mannen</text:p>
          </table:table-cell>
          <table:table-cell table:style-name="ce10" office:value="2541" office:value-type="float">
            <text:p>2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Mannen</text:p>
          </table:table-cell>
          <table:table-cell table:style-name="ce10" office:value="4481" office:value-type="float">
            <text:p>4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Mannen</text:p>
          </table:table-cell>
          <table:table-cell table:style-name="ce10" office:value="12348" office:value-type="float">
            <text:p>12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Mannen</text:p>
          </table:table-cell>
          <table:table-cell table:style-name="ce10" office:value="7876" office:value-type="float">
            <text:p>7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Mannen</text:p>
          </table:table-cell>
          <table:table-cell table:style-name="ce10" office:value="8627" office:value-type="float">
            <text:p>8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Mannen</text:p>
          </table:table-cell>
          <table:table-cell table:style-name="ce10" office:value="4815" office:value-type="float">
            <text:p>48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Mannen</text:p>
          </table:table-cell>
          <table:table-cell table:style-name="ce10" office:value="24117" office:value-type="float">
            <text:p>241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Mannen</text:p>
          </table:table-cell>
          <table:table-cell table:style-name="ce10" office:value="8834" office:value-type="float">
            <text:p>8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Mannen</text:p>
          </table:table-cell>
          <table:table-cell table:style-name="ce10" office:value="3413" office:value-type="float">
            <text:p>3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Mannen</text:p>
          </table:table-cell>
          <table:table-cell table:style-name="ce10" office:value="13138" office:value-type="float">
            <text:p>131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Mannen</text:p>
          </table:table-cell>
          <table:table-cell table:style-name="ce10" office:value="4317" office:value-type="float">
            <text:p>4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Mannen</text:p>
          </table:table-cell>
          <table:table-cell table:style-name="ce10" office:value="9088" office:value-type="float">
            <text:p>9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Mannen</text:p>
          </table:table-cell>
          <table:table-cell table:style-name="ce10" office:value="6857" office:value-type="float">
            <text:p>6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Mannen</text:p>
          </table:table-cell>
          <table:table-cell table:style-name="ce10" office:value="9529" office:value-type="float">
            <text:p>95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Mannen</text:p>
          </table:table-cell>
          <table:table-cell table:style-name="ce10" office:value="8034" office:value-type="float">
            <text:p>8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Mannen</text:p>
          </table:table-cell>
          <table:table-cell table:style-name="ce10" office:value="12565" office:value-type="float">
            <text:p>12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Mannen</text:p>
          </table:table-cell>
          <table:table-cell table:style-name="ce10" office:value="6838" office:value-type="float">
            <text:p>6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Mannen</text:p>
          </table:table-cell>
          <table:table-cell table:style-name="ce10" office:value="11790" office:value-type="float">
            <text:p>11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Mannen</text:p>
          </table:table-cell>
          <table:table-cell table:style-name="ce10" office:value="4161" office:value-type="float">
            <text:p>41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Mannen</text:p>
          </table:table-cell>
          <table:table-cell table:style-name="ce10" office:value="6253" office:value-type="float">
            <text:p>6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Mannen</text:p>
          </table:table-cell>
          <table:table-cell table:style-name="ce10" office:value="19147" office:value-type="float">
            <text:p>19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Mannen</text:p>
          </table:table-cell>
          <table:table-cell table:style-name="ce10" office:value="3853" office:value-type="float">
            <text:p>3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Mannen</text:p>
          </table:table-cell>
          <table:table-cell table:style-name="ce10" office:value="11482" office:value-type="float">
            <text:p>114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Mannen</text:p>
          </table:table-cell>
          <table:table-cell table:style-name="ce10" office:value="9061" office:value-type="float">
            <text:p>9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Mannen</text:p>
          </table:table-cell>
          <table:table-cell table:style-name="ce10" office:value="6914" office:value-type="float">
            <text:p>69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Mannen</text:p>
          </table:table-cell>
          <table:table-cell table:style-name="ce10" office:value="14252" office:value-type="float">
            <text:p>14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Mannen</text:p>
          </table:table-cell>
          <table:table-cell table:style-name="ce10" office:value="9754" office:value-type="float">
            <text:p>9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Mannen</text:p>
          </table:table-cell>
          <table:table-cell table:style-name="ce10" office:value="10897" office:value-type="float">
            <text:p>108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Mannen</text:p>
          </table:table-cell>
          <table:table-cell table:style-name="ce10" office:value="19409" office:value-type="float">
            <text:p>19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Mannen</text:p>
          </table:table-cell>
          <table:table-cell table:style-name="ce10" office:value="4118" office:value-type="float">
            <text:p>4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Mannen</text:p>
          </table:table-cell>
          <table:table-cell table:style-name="ce10" office:value="11922" office:value-type="float">
            <text:p>11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Mannen</text:p>
          </table:table-cell>
          <table:table-cell table:style-name="ce10" office:value="7732" office:value-type="float">
            <text:p>7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Mannen</text:p>
          </table:table-cell>
          <table:table-cell table:style-name="ce10" office:value="5540" office:value-type="float">
            <text:p>5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Mannen</text:p>
          </table:table-cell>
          <table:table-cell table:style-name="ce10" office:value="7124" office:value-type="float">
            <text:p>7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Mannen</text:p>
          </table:table-cell>
          <table:table-cell table:style-name="ce10" office:value="6127" office:value-type="float">
            <text:p>61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Mannen</text:p>
          </table:table-cell>
          <table:table-cell table:style-name="ce10" office:value="8118" office:value-type="float">
            <text:p>8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Mannen</text:p>
          </table:table-cell>
          <table:table-cell table:style-name="ce10" office:value="67102" office:value-type="float">
            <text:p>67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Mannen</text:p>
          </table:table-cell>
          <table:table-cell table:style-name="ce10" office:value="12781" office:value-type="float">
            <text:p>127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Mannen</text:p>
          </table:table-cell>
          <table:table-cell table:style-name="ce10" office:value="7732" office:value-type="float">
            <text:p>7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Mannen</text:p>
          </table:table-cell>
          <table:table-cell table:style-name="ce10" office:value="6786" office:value-type="float">
            <text:p>6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Mannen</text:p>
          </table:table-cell>
          <table:table-cell table:style-name="ce10" office:value="3192" office:value-type="float">
            <text:p>3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Mannen</text:p>
          </table:table-cell>
          <table:table-cell table:style-name="ce10" office:value="9381" office:value-type="float">
            <text:p>9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Mannen</text:p>
          </table:table-cell>
          <table:table-cell table:style-name="ce10" office:value="28610" office:value-type="float">
            <text:p>286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Mannen</text:p>
          </table:table-cell>
          <table:table-cell table:style-name="ce10" office:value="5601" office:value-type="float">
            <text:p>56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Mannen</text:p>
          </table:table-cell>
          <table:table-cell table:style-name="ce10" office:value="12885" office:value-type="float">
            <text:p>12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Mannen</text:p>
          </table:table-cell>
          <table:table-cell table:style-name="ce10" office:value="4875" office:value-type="float">
            <text:p>4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Mannen</text:p>
          </table:table-cell>
          <table:table-cell table:style-name="ce10" office:value="5701" office:value-type="float">
            <text:p>57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Mannen</text:p>
          </table:table-cell>
          <table:table-cell table:style-name="ce10" office:value="54001" office:value-type="float">
            <text:p>540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Mannen</text:p>
          </table:table-cell>
          <table:table-cell table:style-name="ce10" office:value="4379" office:value-type="float">
            <text:p>4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Mannen</text:p>
          </table:table-cell>
          <table:table-cell table:style-name="ce10" office:value="8995" office:value-type="float">
            <text:p>8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Mannen</text:p>
          </table:table-cell>
          <table:table-cell table:style-name="ce10" office:value="10369" office:value-type="float">
            <text:p>10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Mannen</text:p>
          </table:table-cell>
          <table:table-cell table:style-name="ce10" office:value="17347" office:value-type="float">
            <text:p>17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Mannen</text:p>
          </table:table-cell>
          <table:table-cell table:style-name="ce10" office:value="2340" office:value-type="float">
            <text:p>2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Mannen</text:p>
          </table:table-cell>
          <table:table-cell table:style-name="ce10" office:value="20164" office:value-type="float">
            <text:p>20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Mannen</text:p>
          </table:table-cell>
          <table:table-cell table:style-name="ce10" office:value="51960" office:value-type="float">
            <text:p>51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 en Hunze</text:p>
          </table:table-cell>
          <table:table-cell table:style-name="ce9" office:value-type="string">
            <text:p>Vrouwen</text:p>
          </table:table-cell>
          <table:table-cell table:style-name="ce10" office:value="12650" office:value-type="float">
            <text:p>12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burg</text:p>
          </table:table-cell>
          <table:table-cell table:style-name="ce9" office:value-type="string">
            <text:p>Vrouwen</text:p>
          </table:table-cell>
          <table:table-cell table:style-name="ce10" office:value="5933" office:value-type="float">
            <text:p>5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Vrouwen</text:p>
          </table:table-cell>
          <table:table-cell table:style-name="ce10" office:value="11369" office:value-type="float">
            <text:p>11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Vrouwen</text:p>
          </table:table-cell>
          <table:table-cell table:style-name="ce10" office:value="9383" office:value-type="float">
            <text:p>9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Vrouwen</text:p>
          </table:table-cell>
          <table:table-cell table:style-name="ce10" office:value="4485" office:value-type="float">
            <text:p>4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Vrouwen</text:p>
          </table:table-cell>
          <table:table-cell table:style-name="ce10" office:value="4326" office:value-type="float">
            <text:p>4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Vrouwen</text:p>
          </table:table-cell>
          <table:table-cell table:style-name="ce10" office:value="13845" office:value-type="float">
            <text:p>138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Vrouwen</text:p>
          </table:table-cell>
          <table:table-cell table:style-name="ce10" office:value="2487" office:value-type="float">
            <text:p>2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Vrouwen</text:p>
          </table:table-cell>
          <table:table-cell table:style-name="ce10" office:value="9391" office:value-type="float">
            <text:p>9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Vrouwen</text:p>
          </table:table-cell>
          <table:table-cell table:style-name="ce10" office:value="8873" office:value-type="float">
            <text:p>8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Vrouwen</text:p>
          </table:table-cell>
          <table:table-cell table:style-name="ce10" office:value="7108" office:value-type="float">
            <text:p>7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Vrouwen</text:p>
          </table:table-cell>
          <table:table-cell table:style-name="ce10" office:value="47428" office:value-type="float">
            <text:p>47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Vrouwen</text:p>
          </table:table-cell>
          <table:table-cell table:style-name="ce10" office:value="33976" office:value-type="float">
            <text:p>33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Vrouwen</text:p>
          </table:table-cell>
          <table:table-cell table:style-name="ce10" office:value="75512" office:value-type="float">
            <text:p>75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Vrouwen</text:p>
          </table:table-cell>
          <table:table-cell table:style-name="ce10" office:value="35545" office:value-type="float">
            <text:p>35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Vrouwen</text:p>
          </table:table-cell>
          <table:table-cell table:style-name="ce10" office:value="4699" office:value-type="float">
            <text:p>4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Vrouwen</text:p>
          </table:table-cell>
          <table:table-cell table:style-name="ce10" office:value="2719" office:value-type="float">
            <text:p>27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Vrouwen</text:p>
          </table:table-cell>
          <table:table-cell table:style-name="ce10" office:value="5502" office:value-type="float">
            <text:p>55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Vrouwen</text:p>
          </table:table-cell>
          <table:table-cell table:style-name="ce10" office:value="1766" office:value-type="float">
            <text:p>1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Vrouwen</text:p>
          </table:table-cell>
          <table:table-cell table:style-name="ce10" office:value="3651" office:value-type="float">
            <text:p>3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Vrouwen</text:p>
          </table:table-cell>
          <table:table-cell table:style-name="ce10" office:value="65596" office:value-type="float">
            <text:p>65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Vrouwen</text:p>
          </table:table-cell>
          <table:table-cell table:style-name="ce10" office:value="40713" office:value-type="float">
            <text:p>40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Vrouwen</text:p>
          </table:table-cell>
          <table:table-cell table:style-name="ce10" office:value="372932" office:value-type="float">
            <text:p>372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Vrouwen</text:p>
          </table:table-cell>
          <table:table-cell table:style-name="ce10" office:value="3126" office:value-type="float">
            <text:p>3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Vrouwen</text:p>
          </table:table-cell>
          <table:table-cell table:style-name="ce10" office:value="2413" office:value-type="float">
            <text:p>2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Vrouwen</text:p>
          </table:table-cell>
          <table:table-cell table:style-name="ce10" office:value="6871" office:value-type="float">
            <text:p>6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Vrouwen</text:p>
          </table:table-cell>
          <table:table-cell table:style-name="ce10" office:value="78309" office:value-type="float">
            <text:p>78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Vrouwen</text:p>
          </table:table-cell>
          <table:table-cell table:style-name="ce10" office:value="6411" office:value-type="float">
            <text:p>64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Vrouwen</text:p>
          </table:table-cell>
          <table:table-cell table:style-name="ce10" office:value="4489" office:value-type="float">
            <text:p>44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Vrouwen</text:p>
          </table:table-cell>
          <table:table-cell table:style-name="ce10" office:value="70873" office:value-type="float">
            <text:p>70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Vrouwen</text:p>
          </table:table-cell>
          <table:table-cell table:style-name="ce10" office:value="30305" office:value-type="float">
            <text:p>30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Vrouwen</text:p>
          </table:table-cell>
          <table:table-cell table:style-name="ce10" office:value="7748" office:value-type="float">
            <text:p>77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Vrouwen</text:p>
          </table:table-cell>
          <table:table-cell table:style-name="ce10" office:value="7569" office:value-type="float">
            <text:p>7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Vrouwen</text:p>
          </table:table-cell>
          <table:table-cell table:style-name="ce10" office:value="6190" office:value-type="float">
            <text:p>6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Vrouwen</text:p>
          </table:table-cell>
          <table:table-cell table:style-name="ce10" office:value="3083" office:value-type="float">
            <text:p>30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Vrouwen</text:p>
          </table:table-cell>
          <table:table-cell table:style-name="ce10" office:value="12869" office:value-type="float">
            <text:p>12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Vrouwen</text:p>
          </table:table-cell>
          <table:table-cell table:style-name="ce10" office:value="15595" office:value-type="float">
            <text:p>155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Vrouwen</text:p>
          </table:table-cell>
          <table:table-cell table:style-name="ce10" office:value="24259" office:value-type="float">
            <text:p>24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Vrouwen</text:p>
          </table:table-cell>
          <table:table-cell table:style-name="ce10" office:value="2619" office:value-type="float">
            <text:p>26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Vrouwen</text:p>
          </table:table-cell>
          <table:table-cell table:style-name="ce10" office:value="5438" office:value-type="float">
            <text:p>5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Vrouwen</text:p>
          </table:table-cell>
          <table:table-cell table:style-name="ce10" office:value="8674" office:value-type="float">
            <text:p>8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Vrouwen</text:p>
          </table:table-cell>
          <table:table-cell table:style-name="ce10" office:value="4206" office:value-type="float">
            <text:p>4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Vrouwen</text:p>
          </table:table-cell>
          <table:table-cell table:style-name="ce10" office:value="6557" office:value-type="float">
            <text:p>6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Vrouwen</text:p>
          </table:table-cell>
          <table:table-cell table:style-name="ce10" office:value="2677" office:value-type="float">
            <text:p>2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Vrouwen</text:p>
          </table:table-cell>
          <table:table-cell table:style-name="ce10" office:value="4888" office:value-type="float">
            <text:p>4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Vrouwen</text:p>
          </table:table-cell>
          <table:table-cell table:style-name="ce10" office:value="9027" office:value-type="float">
            <text:p>9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Vrouwen</text:p>
          </table:table-cell>
          <table:table-cell table:style-name="ce10" office:value="2724" office:value-type="float">
            <text:p>27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Vrouwen</text:p>
          </table:table-cell>
          <table:table-cell table:style-name="ce10" office:value="4682" office:value-type="float">
            <text:p>4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Vrouwen</text:p>
          </table:table-cell>
          <table:table-cell table:style-name="ce10" office:value="8807" office:value-type="float">
            <text:p>8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Vrouwen</text:p>
          </table:table-cell>
          <table:table-cell table:style-name="ce10" office:value="6674" office:value-type="float">
            <text:p>6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Vrouwen</text:p>
          </table:table-cell>
          <table:table-cell table:style-name="ce10" office:value="7261" office:value-type="float">
            <text:p>72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Vrouwen</text:p>
          </table:table-cell>
          <table:table-cell table:style-name="ce10" office:value="33007" office:value-type="float">
            <text:p>330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Vrouwen</text:p>
          </table:table-cell>
          <table:table-cell table:style-name="ce10" office:value="9234" office:value-type="float">
            <text:p>9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Vrouwen</text:p>
          </table:table-cell>
          <table:table-cell table:style-name="ce10" office:value="6652" office:value-type="float">
            <text:p>6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Vrouwen</text:p>
          </table:table-cell>
          <table:table-cell table:style-name="ce10" office:value="8424" office:value-type="float">
            <text:p>8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Vrouwen</text:p>
          </table:table-cell>
          <table:table-cell table:style-name="ce10" office:value="14176" office:value-type="float">
            <text:p>141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Vrouwen</text:p>
          </table:table-cell>
          <table:table-cell table:style-name="ce10" office:value="6340" office:value-type="float">
            <text:p>6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Vrouwen</text:p>
          </table:table-cell>
          <table:table-cell table:style-name="ce10" office:value="13412" office:value-type="float">
            <text:p>13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Vrouwen</text:p>
          </table:table-cell>
          <table:table-cell table:style-name="ce10" office:value="12637" office:value-type="float">
            <text:p>12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Vrouwen</text:p>
          </table:table-cell>
          <table:table-cell table:style-name="ce10" office:value="18409" office:value-type="float">
            <text:p>18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Vrouwen</text:p>
          </table:table-cell>
          <table:table-cell table:style-name="ce10" office:value="5065" office:value-type="float">
            <text:p>50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Vrouwen</text:p>
          </table:table-cell>
          <table:table-cell table:style-name="ce10" office:value="17359" office:value-type="float">
            <text:p>17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Vrouwen</text:p>
          </table:table-cell>
          <table:table-cell table:style-name="ce10" office:value="9640" office:value-type="float">
            <text:p>9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Vrouwen</text:p>
          </table:table-cell>
          <table:table-cell table:style-name="ce10" office:value="9342" office:value-type="float">
            <text:p>9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Vrouwen</text:p>
          </table:table-cell>
          <table:table-cell table:style-name="ce10" office:value="4831" office:value-type="float">
            <text:p>4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Vrouwen</text:p>
          </table:table-cell>
          <table:table-cell table:style-name="ce10" office:value="4990" office:value-type="float">
            <text:p>4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Vrouwen</text:p>
          </table:table-cell>
          <table:table-cell table:style-name="ce10" office:value="8896" office:value-type="float">
            <text:p>8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Vrouwen</text:p>
          </table:table-cell>
          <table:table-cell table:style-name="ce10" office:value="9198" office:value-type="float">
            <text:p>9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Vrouwen</text:p>
          </table:table-cell>
          <table:table-cell table:style-name="ce10" office:value="9833" office:value-type="float">
            <text:p>9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Vrouwen</text:p>
          </table:table-cell>
          <table:table-cell table:style-name="ce10" office:value="4525" office:value-type="float">
            <text:p>4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Vrouwen</text:p>
          </table:table-cell>
          <table:table-cell table:style-name="ce10" office:value="3716" office:value-type="float">
            <text:p>3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Vrouwen</text:p>
          </table:table-cell>
          <table:table-cell table:style-name="ce10" office:value="4743" office:value-type="float">
            <text:p>4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Vrouwen</text:p>
          </table:table-cell>
          <table:table-cell table:style-name="ce10" office:value="5169" office:value-type="float">
            <text:p>5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Vrouwen</text:p>
          </table:table-cell>
          <table:table-cell table:style-name="ce10" office:value="13150" office:value-type="float">
            <text:p>13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Vrouwen</text:p>
          </table:table-cell>
          <table:table-cell table:style-name="ce10" office:value="7244" office:value-type="float">
            <text:p>72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Vrouwen</text:p>
          </table:table-cell>
          <table:table-cell table:style-name="ce10" office:value="11262" office:value-type="float">
            <text:p>11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Vrouwen</text:p>
          </table:table-cell>
          <table:table-cell table:style-name="ce10" office:value="10860" office:value-type="float">
            <text:p>10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Vrouwen</text:p>
          </table:table-cell>
          <table:table-cell table:style-name="ce10" office:value="7493" office:value-type="float">
            <text:p>7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Vrouwen</text:p>
          </table:table-cell>
          <table:table-cell table:style-name="ce10" office:value="14437" office:value-type="float">
            <text:p>14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Vrouwen</text:p>
          </table:table-cell>
          <table:table-cell table:style-name="ce10" office:value="14640" office:value-type="float">
            <text:p>14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Vrouwen</text:p>
          </table:table-cell>
          <table:table-cell table:style-name="ce10" office:value="83316" office:value-type="float">
            <text:p>83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Vrouwen</text:p>
          </table:table-cell>
          <table:table-cell table:style-name="ce10" office:value="6326" office:value-type="float">
            <text:p>6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Vrouwen</text:p>
          </table:table-cell>
          <table:table-cell table:style-name="ce10" office:value="7225" office:value-type="float">
            <text:p>7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Vrouwen</text:p>
          </table:table-cell>
          <table:table-cell table:style-name="ce10" office:value="8061" office:value-type="float">
            <text:p>8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Vrouwen</text:p>
          </table:table-cell>
          <table:table-cell table:style-name="ce10" office:value="915" office:value-type="float">
            <text:p>9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Vrouwen</text:p>
          </table:table-cell>
          <table:table-cell table:style-name="ce10" office:value="10818" office:value-type="float">
            <text:p>108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Vrouwen</text:p>
          </table:table-cell>
          <table:table-cell table:style-name="ce10" office:value="15568" office:value-type="float">
            <text:p>15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Vrouwen</text:p>
          </table:table-cell>
          <table:table-cell table:style-name="ce10" office:value="6994" office:value-type="float">
            <text:p>6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Vrouwen</text:p>
          </table:table-cell>
          <table:table-cell table:style-name="ce10" office:value="9559" office:value-type="float">
            <text:p>9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Vrouwen</text:p>
          </table:table-cell>
          <table:table-cell table:style-name="ce10" office:value="12510" office:value-type="float">
            <text:p>12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Vrouwen</text:p>
          </table:table-cell>
          <table:table-cell table:style-name="ce10" office:value="16662" office:value-type="float">
            <text:p>166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Vrouwen</text:p>
          </table:table-cell>
          <table:table-cell table:style-name="ce10" office:value="33479" office:value-type="float">
            <text:p>33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Vrouwen</text:p>
          </table:table-cell>
          <table:table-cell table:style-name="ce10" office:value="11847" office:value-type="float">
            <text:p>11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Vrouwen</text:p>
          </table:table-cell>
          <table:table-cell table:style-name="ce10" office:value="17753" office:value-type="float">
            <text:p>17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Vrouwen</text:p>
          </table:table-cell>
          <table:table-cell table:style-name="ce10" office:value="9925" office:value-type="float">
            <text:p>9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Vrouwen</text:p>
          </table:table-cell>
          <table:table-cell table:style-name="ce10" office:value="6424" office:value-type="float">
            <text:p>6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Vrouwen</text:p>
          </table:table-cell>
          <table:table-cell table:style-name="ce10" office:value="11979" office:value-type="float">
            <text:p>11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Vrouwen</text:p>
          </table:table-cell>
          <table:table-cell table:style-name="ce10" office:value="12821" office:value-type="float">
            <text:p>128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Vrouwen</text:p>
          </table:table-cell>
          <table:table-cell table:style-name="ce10" office:value="8681" office:value-type="float">
            <text:p>8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Vrouwen</text:p>
          </table:table-cell>
          <table:table-cell table:style-name="ce10" office:value="9981" office:value-type="float">
            <text:p>9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Vrouwen</text:p>
          </table:table-cell>
          <table:table-cell table:style-name="ce10" office:value="45926" office:value-type="float">
            <text:p>45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Vrouwen</text:p>
          </table:table-cell>
          <table:table-cell table:style-name="ce10" office:value="14542" office:value-type="float">
            <text:p>14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Vrouwen</text:p>
          </table:table-cell>
          <table:table-cell table:style-name="ce10" office:value="6149" office:value-type="float">
            <text:p>6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Vrouwen</text:p>
          </table:table-cell>
          <table:table-cell table:style-name="ce10" office:value="15893" office:value-type="float">
            <text:p>158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Vrouwen</text:p>
          </table:table-cell>
          <table:table-cell table:style-name="ce10" office:value="43347" office:value-type="float">
            <text:p>43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Vrouwen</text:p>
          </table:table-cell>
          <table:table-cell table:style-name="ce10" office:value="8242" office:value-type="float">
            <text:p>8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Vrouwen</text:p>
          </table:table-cell>
          <table:table-cell table:style-name="ce10" office:value="12088" office:value-type="float">
            <text:p>12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Vrouwen</text:p>
          </table:table-cell>
          <table:table-cell table:style-name="ce10" office:value="1404" office:value-type="float">
            <text:p>1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Vrouwen</text:p>
          </table:table-cell>
          <table:table-cell table:style-name="ce10" office:value="4274" office:value-type="float">
            <text:p>4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Vrouwen</text:p>
          </table:table-cell>
          <table:table-cell table:style-name="ce10" office:value="4154" office:value-type="float">
            <text:p>41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Vrouwen</text:p>
          </table:table-cell>
          <table:table-cell table:style-name="ce10" office:value="2233" office:value-type="float">
            <text:p>2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Vrouwen</text:p>
          </table:table-cell>
          <table:table-cell table:style-name="ce10" office:value="5806" office:value-type="float">
            <text:p>5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Vrouwen</text:p>
          </table:table-cell>
          <table:table-cell table:style-name="ce10" office:value="24229" office:value-type="float">
            <text:p>24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Vrouwen</text:p>
          </table:table-cell>
          <table:table-cell table:style-name="ce10" office:value="12419" office:value-type="float">
            <text:p>12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Vrouwen</text:p>
          </table:table-cell>
          <table:table-cell table:style-name="ce10" office:value="12266" office:value-type="float">
            <text:p>12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Vrouwen</text:p>
          </table:table-cell>
          <table:table-cell table:style-name="ce10" office:value="5392" office:value-type="float">
            <text:p>53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Vrouwen</text:p>
          </table:table-cell>
          <table:table-cell table:style-name="ce10" office:value="60979" office:value-type="float">
            <text:p>60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Vrouwen</text:p>
          </table:table-cell>
          <table:table-cell table:style-name="ce10" office:value="5013" office:value-type="float">
            <text:p>50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Vrouwen</text:p>
          </table:table-cell>
          <table:table-cell table:style-name="ce10" office:value="9571" office:value-type="float">
            <text:p>9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Vrouwen</text:p>
          </table:table-cell>
          <table:table-cell table:style-name="ce10" office:value="13260" office:value-type="float">
            <text:p>132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Vrouwen</text:p>
          </table:table-cell>
          <table:table-cell table:style-name="ce10" office:value="17605" office:value-type="float">
            <text:p>17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Vrouwen</text:p>
          </table:table-cell>
          <table:table-cell table:style-name="ce10" office:value="8530" office:value-type="float">
            <text:p>8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Vrouwen</text:p>
          </table:table-cell>
          <table:table-cell table:style-name="ce10" office:value="13066" office:value-type="float">
            <text:p>13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Vrouwen</text:p>
          </table:table-cell>
          <table:table-cell table:style-name="ce10" office:value="9617" office:value-type="float">
            <text:p>9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Vrouwen</text:p>
          </table:table-cell>
          <table:table-cell table:style-name="ce10" office:value="3380" office:value-type="float">
            <text:p>3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Vrouwen</text:p>
          </table:table-cell>
          <table:table-cell table:style-name="ce10" office:value="13730" office:value-type="float">
            <text:p>137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Vrouwen</text:p>
          </table:table-cell>
          <table:table-cell table:style-name="ce10" office:value="52105" office:value-type="float">
            <text:p>52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Vrouwen</text:p>
          </table:table-cell>
          <table:table-cell table:style-name="ce10" office:value="4386" office:value-type="float">
            <text:p>4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Vrouwen</text:p>
          </table:table-cell>
          <table:table-cell table:style-name="ce10" office:value="8200" office:value-type="float">
            <text:p>82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Vrouwen</text:p>
          </table:table-cell>
          <table:table-cell table:style-name="ce10" office:value="8884" office:value-type="float">
            <text:p>88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Vrouwen</text:p>
          </table:table-cell>
          <table:table-cell table:style-name="ce10" office:value="5671" office:value-type="float">
            <text:p>5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Vrouwen</text:p>
          </table:table-cell>
          <table:table-cell table:style-name="ce10" office:value="8144" office:value-type="float">
            <text:p>81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Vrouwen</text:p>
          </table:table-cell>
          <table:table-cell table:style-name="ce10" office:value="6031" office:value-type="float">
            <text:p>6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Vrouwen</text:p>
          </table:table-cell>
          <table:table-cell table:style-name="ce10" office:value="101569" office:value-type="float">
            <text:p>101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Vrouwen</text:p>
          </table:table-cell>
          <table:table-cell table:style-name="ce10" office:value="10966" office:value-type="float">
            <text:p>10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Vrouwen</text:p>
          </table:table-cell>
          <table:table-cell table:style-name="ce10" office:value="8443" office:value-type="float">
            <text:p>8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Vrouwen</text:p>
          </table:table-cell>
          <table:table-cell table:style-name="ce10" office:value="54235" office:value-type="float">
            <text:p>54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Vrouwen</text:p>
          </table:table-cell>
          <table:table-cell table:style-name="ce10" office:value="8577" office:value-type="float">
            <text:p>8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Vrouwen</text:p>
          </table:table-cell>
          <table:table-cell table:style-name="ce10" office:value="73976" office:value-type="float">
            <text:p>73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Vrouwen</text:p>
          </table:table-cell>
          <table:table-cell table:style-name="ce10" office:value="16836" office:value-type="float">
            <text:p>168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Vrouwen</text:p>
          </table:table-cell>
          <table:table-cell table:style-name="ce10" office:value="13553" office:value-type="float">
            <text:p>135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Vrouwen</text:p>
          </table:table-cell>
          <table:table-cell table:style-name="ce10" office:value="19062" office:value-type="float">
            <text:p>190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Vrouwen</text:p>
          </table:table-cell>
          <table:table-cell table:style-name="ce10" office:value="4278" office:value-type="float">
            <text:p>4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Vrouwen</text:p>
          </table:table-cell>
          <table:table-cell table:style-name="ce10" office:value="10169" office:value-type="float">
            <text:p>10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Vrouwen</text:p>
          </table:table-cell>
          <table:table-cell table:style-name="ce10" office:value="5025" office:value-type="float">
            <text:p>5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Vrouwen</text:p>
          </table:table-cell>
          <table:table-cell table:style-name="ce10" office:value="10396" office:value-type="float">
            <text:p>10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Vrouwen</text:p>
          </table:table-cell>
          <table:table-cell table:style-name="ce10" office:value="12540" office:value-type="float">
            <text:p>12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Vrouwen</text:p>
          </table:table-cell>
          <table:table-cell table:style-name="ce10" office:value="14129" office:value-type="float">
            <text:p>141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Vrouwen</text:p>
          </table:table-cell>
          <table:table-cell table:style-name="ce10" office:value="17300" office:value-type="float">
            <text:p>17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Vrouwen</text:p>
          </table:table-cell>
          <table:table-cell table:style-name="ce10" office:value="13621" office:value-type="float">
            <text:p>13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Vrouwen</text:p>
          </table:table-cell>
          <table:table-cell table:style-name="ce10" office:value="10413" office:value-type="float">
            <text:p>10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Vrouwen</text:p>
          </table:table-cell>
          <table:table-cell table:style-name="ce10" office:value="3650" office:value-type="float">
            <text:p>3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Vrouwen</text:p>
          </table:table-cell>
          <table:table-cell table:style-name="ce10" office:value="4667" office:value-type="float">
            <text:p>4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Vrouwen</text:p>
          </table:table-cell>
          <table:table-cell table:style-name="ce10" office:value="8147" office:value-type="float">
            <text:p>8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Vrouwen</text:p>
          </table:table-cell>
          <table:table-cell table:style-name="ce10" office:value="7050" office:value-type="float">
            <text:p>70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Vrouwen</text:p>
          </table:table-cell>
          <table:table-cell table:style-name="ce10" office:value="12146" office:value-type="float">
            <text:p>121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Vrouwen</text:p>
          </table:table-cell>
          <table:table-cell table:style-name="ce10" office:value="5694" office:value-type="float">
            <text:p>56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Vrouwen</text:p>
          </table:table-cell>
          <table:table-cell table:style-name="ce10" office:value="18529" office:value-type="float">
            <text:p>185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Vrouwen</text:p>
          </table:table-cell>
          <table:table-cell table:style-name="ce10" office:value="11242" office:value-type="float">
            <text:p>11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Vrouwen</text:p>
          </table:table-cell>
          <table:table-cell table:style-name="ce10" office:value="6192" office:value-type="float">
            <text:p>6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Vrouwen</text:p>
          </table:table-cell>
          <table:table-cell table:style-name="ce10" office:value="17318" office:value-type="float">
            <text:p>17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Vrouwen</text:p>
          </table:table-cell>
          <table:table-cell table:style-name="ce10" office:value="6835" office:value-type="float">
            <text:p>6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Vrouwen</text:p>
          </table:table-cell>
          <table:table-cell table:style-name="ce10" office:value="36696" office:value-type="float">
            <text:p>366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Vrouwen</text:p>
          </table:table-cell>
          <table:table-cell table:style-name="ce10" office:value="4725" office:value-type="float">
            <text:p>47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Vrouwen</text:p>
          </table:table-cell>
          <table:table-cell table:style-name="ce10" office:value="3194" office:value-type="float">
            <text:p>3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Vrouwen</text:p>
          </table:table-cell>
          <table:table-cell table:style-name="ce10" office:value="3190" office:value-type="float">
            <text:p>3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Vrouwen</text:p>
          </table:table-cell>
          <table:table-cell table:style-name="ce10" office:value="6102" office:value-type="float">
            <text:p>6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Vrouwen</text:p>
          </table:table-cell>
          <table:table-cell table:style-name="ce10" office:value="4726" office:value-type="float">
            <text:p>4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Vrouwen</text:p>
          </table:table-cell>
          <table:table-cell table:style-name="ce10" office:value="4374" office:value-type="float">
            <text:p>4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Vrouwen</text:p>
          </table:table-cell>
          <table:table-cell table:style-name="ce10" office:value="226729" office:value-type="float">
            <text:p>2267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Vrouwen</text:p>
          </table:table-cell>
          <table:table-cell table:style-name="ce10" office:value="9648" office:value-type="float">
            <text:p>9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Vrouwen</text:p>
          </table:table-cell>
          <table:table-cell table:style-name="ce10" office:value="4618" office:value-type="float">
            <text:p>4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Vrouwen</text:p>
          </table:table-cell>
          <table:table-cell table:style-name="ce10" office:value="9848" office:value-type="float">
            <text:p>9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Vrouwen</text:p>
          </table:table-cell>
          <table:table-cell table:style-name="ce10" office:value="88449" office:value-type="float">
            <text:p>884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Vrouwen</text:p>
          </table:table-cell>
          <table:table-cell table:style-name="ce10" office:value="5822" office:value-type="float">
            <text:p>58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Vrouwen</text:p>
          </table:table-cell>
          <table:table-cell table:style-name="ce10" office:value="3439" office:value-type="float">
            <text:p>3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Vrouwen</text:p>
          </table:table-cell>
          <table:table-cell table:style-name="ce10" office:value="7746" office:value-type="float">
            <text:p>7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Vrouwen</text:p>
          </table:table-cell>
          <table:table-cell table:style-name="ce10" office:value="11901" office:value-type="float">
            <text:p>119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Vrouwen</text:p>
          </table:table-cell>
          <table:table-cell table:style-name="ce10" office:value="6906" office:value-type="float">
            <text:p>6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Vrouwen</text:p>
          </table:table-cell>
          <table:table-cell table:style-name="ce10" office:value="76610" office:value-type="float">
            <text:p>766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Vrouwen</text:p>
          </table:table-cell>
          <table:table-cell table:style-name="ce10" office:value="2827" office:value-type="float">
            <text:p>2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Vrouwen</text:p>
          </table:table-cell>
          <table:table-cell table:style-name="ce10" office:value="56812" office:value-type="float">
            <text:p>568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Vrouwen</text:p>
          </table:table-cell>
          <table:table-cell table:style-name="ce10" office:value="5110" office:value-type="float">
            <text:p>5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Vrouwen</text:p>
          </table:table-cell>
          <table:table-cell table:style-name="ce10" office:value="14778" office:value-type="float">
            <text:p>14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Vrouwen</text:p>
          </table:table-cell>
          <table:table-cell table:style-name="ce10" office:value="7425" office:value-type="float">
            <text:p>7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Vrouwen</text:p>
          </table:table-cell>
          <table:table-cell table:style-name="ce10" office:value="17558" office:value-type="float">
            <text:p>175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Vrouwen</text:p>
          </table:table-cell>
          <table:table-cell table:style-name="ce10" office:value="20389" office:value-type="float">
            <text:p>20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Vrouwen</text:p>
          </table:table-cell>
          <table:table-cell table:style-name="ce10" office:value="9000" office:value-type="float">
            <text:p>9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Vrouwen</text:p>
          </table:table-cell>
          <table:table-cell table:style-name="ce10" office:value="9908" office:value-type="float">
            <text:p>99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Vrouwen</text:p>
          </table:table-cell>
          <table:table-cell table:style-name="ce10" office:value="7373" office:value-type="float">
            <text:p>7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Vrouwen</text:p>
          </table:table-cell>
          <table:table-cell table:style-name="ce10" office:value="7773" office:value-type="float">
            <text:p>7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Vrouwen</text:p>
          </table:table-cell>
          <table:table-cell table:style-name="ce10" office:value="3960" office:value-type="float">
            <text:p>3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Vrouwen</text:p>
          </table:table-cell>
          <table:table-cell table:style-name="ce10" office:value="3926" office:value-type="float">
            <text:p>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Vrouwen</text:p>
          </table:table-cell>
          <table:table-cell table:style-name="ce10" office:value="5984" office:value-type="float">
            <text:p>5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Vrouwen</text:p>
          </table:table-cell>
          <table:table-cell table:style-name="ce10" office:value="4164" office:value-type="float">
            <text:p>4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Vrouwen</text:p>
          </table:table-cell>
          <table:table-cell table:style-name="ce10" office:value="18455" office:value-type="float">
            <text:p>18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Vrouwen</text:p>
          </table:table-cell>
          <table:table-cell table:style-name="ce10" office:value="13790" office:value-type="float">
            <text:p>13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Vrouwen</text:p>
          </table:table-cell>
          <table:table-cell table:style-name="ce10" office:value="9145" office:value-type="float">
            <text:p>9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Vrouwen</text:p>
          </table:table-cell>
          <table:table-cell table:style-name="ce10" office:value="20979" office:value-type="float">
            <text:p>20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Vrouwen</text:p>
          </table:table-cell>
          <table:table-cell table:style-name="ce10" office:value="22372" office:value-type="float">
            <text:p>223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Vrouwen</text:p>
          </table:table-cell>
          <table:table-cell table:style-name="ce10" office:value="1747" office:value-type="float">
            <text:p>1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Vrouwen</text:p>
          </table:table-cell>
          <table:table-cell table:style-name="ce10" office:value="48494" office:value-type="float">
            <text:p>48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Vrouwen</text:p>
          </table:table-cell>
          <table:table-cell table:style-name="ce10" office:value="7509" office:value-type="float">
            <text:p>7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Vrouwen</text:p>
          </table:table-cell>
          <table:table-cell table:style-name="ce10" office:value="11086" office:value-type="float">
            <text:p>11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Vrouwen</text:p>
          </table:table-cell>
          <table:table-cell table:style-name="ce10" office:value="3940" office:value-type="float">
            <text:p>3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Vrouwen</text:p>
          </table:table-cell>
          <table:table-cell table:style-name="ce10" office:value="9541" office:value-type="float">
            <text:p>9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Vrouwen</text:p>
          </table:table-cell>
          <table:table-cell table:style-name="ce10" office:value="30140" office:value-type="float">
            <text:p>30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Vrouwen</text:p>
          </table:table-cell>
          <table:table-cell table:style-name="ce10" office:value="17797" office:value-type="float">
            <text:p>177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Vrouwen</text:p>
          </table:table-cell>
          <table:table-cell table:style-name="ce10" office:value="19472" office:value-type="float">
            <text:p>194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Vrouwen</text:p>
          </table:table-cell>
          <table:table-cell table:style-name="ce10" office:value="40283" office:value-type="float">
            <text:p>40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Vrouwen</text:p>
          </table:table-cell>
          <table:table-cell table:style-name="ce10" office:value="10746" office:value-type="float">
            <text:p>10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Vrouwen</text:p>
          </table:table-cell>
          <table:table-cell table:style-name="ce10" office:value="4173" office:value-type="float">
            <text:p>41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Vrouwen</text:p>
          </table:table-cell>
          <table:table-cell table:style-name="ce10" office:value="40604" office:value-type="float">
            <text:p>40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Vrouwen</text:p>
          </table:table-cell>
          <table:table-cell table:style-name="ce10" office:value="66227" office:value-type="float">
            <text:p>66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Vrouwen</text:p>
          </table:table-cell>
          <table:table-cell table:style-name="ce10" office:value="4779" office:value-type="float">
            <text:p>4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Vrouwen</text:p>
          </table:table-cell>
          <table:table-cell table:style-name="ce10" office:value="8367" office:value-type="float">
            <text:p>8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Vrouwen</text:p>
          </table:table-cell>
          <table:table-cell table:style-name="ce10" office:value="21227" office:value-type="float">
            <text:p>21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Vrouwen</text:p>
          </table:table-cell>
          <table:table-cell table:style-name="ce10" office:value="5967" office:value-type="float">
            <text:p>5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Vrouwen</text:p>
          </table:table-cell>
          <table:table-cell table:style-name="ce10" office:value="10611" office:value-type="float">
            <text:p>10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Vrouwen</text:p>
          </table:table-cell>
          <table:table-cell table:style-name="ce10" office:value="7237" office:value-type="float">
            <text:p>7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Vrouwen</text:p>
          </table:table-cell>
          <table:table-cell table:style-name="ce10" office:value="42973" office:value-type="float">
            <text:p>429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Vrouwen</text:p>
          </table:table-cell>
          <table:table-cell table:style-name="ce10" office:value="4514" office:value-type="float">
            <text:p>4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Vrouwen</text:p>
          </table:table-cell>
          <table:table-cell table:style-name="ce10" office:value="3967" office:value-type="float">
            <text:p>3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Vrouwen</text:p>
          </table:table-cell>
          <table:table-cell table:style-name="ce10" office:value="26695" office:value-type="float">
            <text:p>26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Vrouwen</text:p>
          </table:table-cell>
          <table:table-cell table:style-name="ce10" office:value="16886" office:value-type="float">
            <text:p>16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Vrouwen</text:p>
          </table:table-cell>
          <table:table-cell table:style-name="ce10" office:value="33304" office:value-type="float">
            <text:p>33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Vrouwen</text:p>
          </table:table-cell>
          <table:table-cell table:style-name="ce10" office:value="9734" office:value-type="float">
            <text:p>97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Vrouwen</text:p>
          </table:table-cell>
          <table:table-cell table:style-name="ce10" office:value="18184" office:value-type="float">
            <text:p>181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Vrouwen</text:p>
          </table:table-cell>
          <table:table-cell table:style-name="ce10" office:value="7966" office:value-type="float">
            <text:p>7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Vrouwen</text:p>
          </table:table-cell>
          <table:table-cell table:style-name="ce10" office:value="21631" office:value-type="float">
            <text:p>21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Vrouwen</text:p>
          </table:table-cell>
          <table:table-cell table:style-name="ce10" office:value="9841" office:value-type="float">
            <text:p>9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Vrouwen</text:p>
          </table:table-cell>
          <table:table-cell table:style-name="ce10" office:value="2291" office:value-type="float">
            <text:p>2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Vrouwen</text:p>
          </table:table-cell>
          <table:table-cell table:style-name="ce10" office:value="3018" office:value-type="float">
            <text:p>3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Vrouwen</text:p>
          </table:table-cell>
          <table:table-cell table:style-name="ce10" office:value="2787" office:value-type="float">
            <text:p>2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Vrouwen</text:p>
          </table:table-cell>
          <table:table-cell table:style-name="ce10" office:value="7440" office:value-type="float">
            <text:p>7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Vrouwen</text:p>
          </table:table-cell>
          <table:table-cell table:style-name="ce10" office:value="15709" office:value-type="float">
            <text:p>157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Vrouwen</text:p>
          </table:table-cell>
          <table:table-cell table:style-name="ce10" office:value="5196" office:value-type="float">
            <text:p>51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Vrouwen</text:p>
          </table:table-cell>
          <table:table-cell table:style-name="ce10" office:value="16806" office:value-type="float">
            <text:p>16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Vrouwen</text:p>
          </table:table-cell>
          <table:table-cell table:style-name="ce10" office:value="5807" office:value-type="float">
            <text:p>5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Vrouwen</text:p>
          </table:table-cell>
          <table:table-cell table:style-name="ce10" office:value="20663" office:value-type="float">
            <text:p>206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Vrouwen</text:p>
          </table:table-cell>
          <table:table-cell table:style-name="ce10" office:value="25919" office:value-type="float">
            <text:p>25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Vrouwen</text:p>
          </table:table-cell>
          <table:table-cell table:style-name="ce10" office:value="2038" office:value-type="float">
            <text:p>2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Vrouwen</text:p>
          </table:table-cell>
          <table:table-cell table:style-name="ce10" office:value="5443" office:value-type="float">
            <text:p>5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Vrouwen</text:p>
          </table:table-cell>
          <table:table-cell table:style-name="ce10" office:value="6452" office:value-type="float">
            <text:p>64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Vrouwen</text:p>
          </table:table-cell>
          <table:table-cell table:style-name="ce10" office:value="5381" office:value-type="float">
            <text:p>5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Vrouwen</text:p>
          </table:table-cell>
          <table:table-cell table:style-name="ce10" office:value="14549" office:value-type="float">
            <text:p>14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Vrouwen</text:p>
          </table:table-cell>
          <table:table-cell table:style-name="ce10" office:value="10657" office:value-type="float">
            <text:p>10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Vrouwen</text:p>
          </table:table-cell>
          <table:table-cell table:style-name="ce10" office:value="7020" office:value-type="float">
            <text:p>70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Vrouwen</text:p>
          </table:table-cell>
          <table:table-cell table:style-name="ce10" office:value="20598" office:value-type="float">
            <text:p>20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Vrouwen</text:p>
          </table:table-cell>
          <table:table-cell table:style-name="ce10" office:value="5257" office:value-type="float">
            <text:p>52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Vrouwen</text:p>
          </table:table-cell>
          <table:table-cell table:style-name="ce10" office:value="12018" office:value-type="float">
            <text:p>12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Vrouwen</text:p>
          </table:table-cell>
          <table:table-cell table:style-name="ce10" office:value="6107" office:value-type="float">
            <text:p>61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Vrouwen</text:p>
          </table:table-cell>
          <table:table-cell table:style-name="ce10" office:value="9484" office:value-type="float">
            <text:p>9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Vrouwen</text:p>
          </table:table-cell>
          <table:table-cell table:style-name="ce10" office:value="10537" office:value-type="float">
            <text:p>10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Vrouwen</text:p>
          </table:table-cell>
          <table:table-cell table:style-name="ce10" office:value="3735" office:value-type="float">
            <text:p>37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Vrouwen</text:p>
          </table:table-cell>
          <table:table-cell table:style-name="ce10" office:value="45855" office:value-type="float">
            <text:p>45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Vrouwen</text:p>
          </table:table-cell>
          <table:table-cell table:style-name="ce10" office:value="5283" office:value-type="float">
            <text:p>5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Vrouwen</text:p>
          </table:table-cell>
          <table:table-cell table:style-name="ce10" office:value="59955" office:value-type="float">
            <text:p>59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Vrouwen</text:p>
          </table:table-cell>
          <table:table-cell table:style-name="ce10" office:value="13462" office:value-type="float">
            <text:p>134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Vrouwen</text:p>
          </table:table-cell>
          <table:table-cell table:style-name="ce10" office:value="20348" office:value-type="float">
            <text:p>20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Vrouwen</text:p>
          </table:table-cell>
          <table:table-cell table:style-name="ce10" office:value="32526" office:value-type="float">
            <text:p>32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Vrouwen</text:p>
          </table:table-cell>
          <table:table-cell table:style-name="ce10" office:value="6275" office:value-type="float">
            <text:p>62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Vrouwen</text:p>
          </table:table-cell>
          <table:table-cell table:style-name="ce10" office:value="14628" office:value-type="float">
            <text:p>14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Vrouwen</text:p>
          </table:table-cell>
          <table:table-cell table:style-name="ce10" office:value="9329" office:value-type="float">
            <text:p>9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Vrouwen</text:p>
          </table:table-cell>
          <table:table-cell table:style-name="ce10" office:value="3294" office:value-type="float">
            <text:p>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Vrouwen</text:p>
          </table:table-cell>
          <table:table-cell table:style-name="ce10" office:value="5508" office:value-type="float">
            <text:p>5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Vrouwen</text:p>
          </table:table-cell>
          <table:table-cell table:style-name="ce10" office:value="4774" office:value-type="float">
            <text:p>4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Vrouwen</text:p>
          </table:table-cell>
          <table:table-cell table:style-name="ce10" office:value="3286" office:value-type="float">
            <text:p>3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Vrouwen</text:p>
          </table:table-cell>
          <table:table-cell table:style-name="ce10" office:value="5315" office:value-type="float">
            <text:p>53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Vrouwen</text:p>
          </table:table-cell>
          <table:table-cell table:style-name="ce10" office:value="11144" office:value-type="float">
            <text:p>111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Vrouwen</text:p>
          </table:table-cell>
          <table:table-cell table:style-name="ce10" office:value="3302" office:value-type="float">
            <text:p>3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Vrouwen</text:p>
          </table:table-cell>
          <table:table-cell table:style-name="ce10" office:value="5312" office:value-type="float">
            <text:p>5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Vrouwen</text:p>
          </table:table-cell>
          <table:table-cell table:style-name="ce10" office:value="9777" office:value-type="float">
            <text:p>9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Vrouwen</text:p>
          </table:table-cell>
          <table:table-cell table:style-name="ce10" office:value="4251" office:value-type="float">
            <text:p>4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Vrouwen</text:p>
          </table:table-cell>
          <table:table-cell table:style-name="ce10" office:value="11507" office:value-type="float">
            <text:p>11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Vrouwen</text:p>
          </table:table-cell>
          <table:table-cell table:style-name="ce10" office:value="4514" office:value-type="float">
            <text:p>4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Vrouwen</text:p>
          </table:table-cell>
          <table:table-cell table:style-name="ce10" office:value="6623" office:value-type="float">
            <text:p>6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Vrouwen</text:p>
          </table:table-cell>
          <table:table-cell table:style-name="ce10" office:value="5486" office:value-type="float">
            <text:p>5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Vrouwen</text:p>
          </table:table-cell>
          <table:table-cell table:style-name="ce10" office:value="11423" office:value-type="float">
            <text:p>11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Vrouwen</text:p>
          </table:table-cell>
          <table:table-cell table:style-name="ce10" office:value="2921" office:value-type="float">
            <text:p>2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Vrouwen</text:p>
          </table:table-cell>
          <table:table-cell table:style-name="ce10" office:value="20554" office:value-type="float">
            <text:p>20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Vrouwen</text:p>
          </table:table-cell>
          <table:table-cell table:style-name="ce10" office:value="4867" office:value-type="float">
            <text:p>4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Vrouwen</text:p>
          </table:table-cell>
          <table:table-cell table:style-name="ce10" office:value="6808" office:value-type="float">
            <text:p>6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Vrouwen</text:p>
          </table:table-cell>
          <table:table-cell table:style-name="ce10" office:value="6338" office:value-type="float">
            <text:p>63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Vrouwen</text:p>
          </table:table-cell>
          <table:table-cell table:style-name="ce10" office:value="5692" office:value-type="float">
            <text:p>5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Vrouwen</text:p>
          </table:table-cell>
          <table:table-cell table:style-name="ce10" office:value="11695" office:value-type="float">
            <text:p>11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Vrouwen</text:p>
          </table:table-cell>
          <table:table-cell table:style-name="ce10" office:value="3370" office:value-type="float">
            <text:p>3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Vrouwen</text:p>
          </table:table-cell>
          <table:table-cell table:style-name="ce10" office:value="16631" office:value-type="float">
            <text:p>16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Vrouwen</text:p>
          </table:table-cell>
          <table:table-cell table:style-name="ce10" office:value="63439" office:value-type="float">
            <text:p>63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Vrouwen</text:p>
          </table:table-cell>
          <table:table-cell table:style-name="ce10" office:value="6732" office:value-type="float">
            <text:p>6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Vrouwen</text:p>
          </table:table-cell>
          <table:table-cell table:style-name="ce10" office:value="3623" office:value-type="float">
            <text:p>3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Vrouwen</text:p>
          </table:table-cell>
          <table:table-cell table:style-name="ce10" office:value="5349" office:value-type="float">
            <text:p>5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Vrouwen</text:p>
          </table:table-cell>
          <table:table-cell table:style-name="ce10" office:value="4871" office:value-type="float">
            <text:p>4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Vrouwen</text:p>
          </table:table-cell>
          <table:table-cell table:style-name="ce10" office:value="3831" office:value-type="float">
            <text:p>3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Vrouwen</text:p>
          </table:table-cell>
          <table:table-cell table:style-name="ce10" office:value="3726" office:value-type="float">
            <text:p>3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Vrouwen</text:p>
          </table:table-cell>
          <table:table-cell table:style-name="ce10" office:value="10262" office:value-type="float">
            <text:p>10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Vrouwen</text:p>
          </table:table-cell>
          <table:table-cell table:style-name="ce10" office:value="2856" office:value-type="float">
            <text:p>2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Vrouwen</text:p>
          </table:table-cell>
          <table:table-cell table:style-name="ce10" office:value="6990" office:value-type="float">
            <text:p>6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Vrouwen</text:p>
          </table:table-cell>
          <table:table-cell table:style-name="ce10" office:value="6225" office:value-type="float">
            <text:p>6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Vrouwen</text:p>
          </table:table-cell>
          <table:table-cell table:style-name="ce10" office:value="15422" office:value-type="float">
            <text:p>15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Vrouwen</text:p>
          </table:table-cell>
          <table:table-cell table:style-name="ce10" office:value="23321" office:value-type="float">
            <text:p>23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Vrouwen</text:p>
          </table:table-cell>
          <table:table-cell table:style-name="ce10" office:value="8794" office:value-type="float">
            <text:p>8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Vrouwen</text:p>
          </table:table-cell>
          <table:table-cell table:style-name="ce10" office:value="16321" office:value-type="float">
            <text:p>16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Vrouwen</text:p>
          </table:table-cell>
          <table:table-cell table:style-name="ce10" office:value="5116" office:value-type="float">
            <text:p>5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Vrouwen</text:p>
          </table:table-cell>
          <table:table-cell table:style-name="ce10" office:value="5459" office:value-type="float">
            <text:p>54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Vrouwen</text:p>
          </table:table-cell>
          <table:table-cell table:style-name="ce10" office:value="2921" office:value-type="float">
            <text:p>2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Vrouwen</text:p>
          </table:table-cell>
          <table:table-cell table:style-name="ce10" office:value="18221" office:value-type="float">
            <text:p>18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Vrouwen</text:p>
          </table:table-cell>
          <table:table-cell table:style-name="ce10" office:value="10153" office:value-type="float">
            <text:p>101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Vrouwen</text:p>
          </table:table-cell>
          <table:table-cell table:style-name="ce10" office:value="6607" office:value-type="float">
            <text:p>66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Vrouwen</text:p>
          </table:table-cell>
          <table:table-cell table:style-name="ce10" office:value="3990" office:value-type="float">
            <text:p>3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Vrouwen</text:p>
          </table:table-cell>
          <table:table-cell table:style-name="ce10" office:value="3960" office:value-type="float">
            <text:p>3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Vrouwen</text:p>
          </table:table-cell>
          <table:table-cell table:style-name="ce10" office:value="3413" office:value-type="float">
            <text:p>3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Vrouwen</text:p>
          </table:table-cell>
          <table:table-cell table:style-name="ce10" office:value="14481" office:value-type="float">
            <text:p>14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Vrouwen</text:p>
          </table:table-cell>
          <table:table-cell table:style-name="ce10" office:value="8756" office:value-type="float">
            <text:p>8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Vrouwen</text:p>
          </table:table-cell>
          <table:table-cell table:style-name="ce10" office:value="2522" office:value-type="float">
            <text:p>2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Vrouwen</text:p>
          </table:table-cell>
          <table:table-cell table:style-name="ce10" office:value="7554" office:value-type="float">
            <text:p>7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Vrouwen</text:p>
          </table:table-cell>
          <table:table-cell table:style-name="ce10" office:value="7933" office:value-type="float">
            <text:p>7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Vrouwen</text:p>
          </table:table-cell>
          <table:table-cell table:style-name="ce10" office:value="5527" office:value-type="float">
            <text:p>5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Vrouwen</text:p>
          </table:table-cell>
          <table:table-cell table:style-name="ce10" office:value="5585" office:value-type="float">
            <text:p>55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Vrouwen</text:p>
          </table:table-cell>
          <table:table-cell table:style-name="ce10" office:value="5633" office:value-type="float">
            <text:p>56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Vrouwen</text:p>
          </table:table-cell>
          <table:table-cell table:style-name="ce10" office:value="31488" office:value-type="float">
            <text:p>31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Vrouwen</text:p>
          </table:table-cell>
          <table:table-cell table:style-name="ce10" office:value="10805" office:value-type="float">
            <text:p>108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Vrouwen</text:p>
          </table:table-cell>
          <table:table-cell table:style-name="ce10" office:value="5487" office:value-type="float">
            <text:p>5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Vrouwen</text:p>
          </table:table-cell>
          <table:table-cell table:style-name="ce10" office:value="4590" office:value-type="float">
            <text:p>4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Vrouwen</text:p>
          </table:table-cell>
          <table:table-cell table:style-name="ce10" office:value="4170" office:value-type="float">
            <text:p>4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Vrouwen</text:p>
          </table:table-cell>
          <table:table-cell table:style-name="ce10" office:value="5428" office:value-type="float">
            <text:p>5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Vrouwen</text:p>
          </table:table-cell>
          <table:table-cell table:style-name="ce10" office:value="18286" office:value-type="float">
            <text:p>18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Vrouwen</text:p>
          </table:table-cell>
          <table:table-cell table:style-name="ce10" office:value="79819" office:value-type="float">
            <text:p>798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Vrouwen</text:p>
          </table:table-cell>
          <table:table-cell table:style-name="ce10" office:value="3477" office:value-type="float">
            <text:p>3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Vrouwen</text:p>
          </table:table-cell>
          <table:table-cell table:style-name="ce10" office:value="15360" office:value-type="float">
            <text:p>153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Vrouwen</text:p>
          </table:table-cell>
          <table:table-cell table:style-name="ce10" office:value="5203" office:value-type="float">
            <text:p>5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Vrouwen</text:p>
          </table:table-cell>
          <table:table-cell table:style-name="ce10" office:value="21787" office:value-type="float">
            <text:p>21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Vrouwen</text:p>
          </table:table-cell>
          <table:table-cell table:style-name="ce10" office:value="12424" office:value-type="float">
            <text:p>12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Vrouwen</text:p>
          </table:table-cell>
          <table:table-cell table:style-name="ce10" office:value="7620" office:value-type="float">
            <text:p>7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Vrouwen</text:p>
          </table:table-cell>
          <table:table-cell table:style-name="ce10" office:value="6133" office:value-type="float">
            <text:p>6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Vrouwen</text:p>
          </table:table-cell>
          <table:table-cell table:style-name="ce10" office:value="11761" office:value-type="float">
            <text:p>117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Vrouwen</text:p>
          </table:table-cell>
          <table:table-cell table:style-name="ce10" office:value="13199" office:value-type="float">
            <text:p>131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Vrouwen</text:p>
          </table:table-cell>
          <table:table-cell table:style-name="ce10" office:value="8377" office:value-type="float">
            <text:p>8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Vrouwen</text:p>
          </table:table-cell>
          <table:table-cell table:style-name="ce10" office:value="3176" office:value-type="float">
            <text:p>31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Vrouwen</text:p>
          </table:table-cell>
          <table:table-cell table:style-name="ce10" office:value="10980" office:value-type="float">
            <text:p>109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Vrouwen</text:p>
          </table:table-cell>
          <table:table-cell table:style-name="ce10" office:value="8737" office:value-type="float">
            <text:p>8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Vrouwen</text:p>
          </table:table-cell>
          <table:table-cell table:style-name="ce10" office:value="12768" office:value-type="float">
            <text:p>12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Vrouwen</text:p>
          </table:table-cell>
          <table:table-cell table:style-name="ce10" office:value="11274" office:value-type="float">
            <text:p>11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Vrouwen</text:p>
          </table:table-cell>
          <table:table-cell table:style-name="ce10" office:value="15428" office:value-type="float">
            <text:p>15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Vrouwen</text:p>
          </table:table-cell>
          <table:table-cell table:style-name="ce10" office:value="4638" office:value-type="float">
            <text:p>4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Vrouwen</text:p>
          </table:table-cell>
          <table:table-cell table:style-name="ce10" office:value="8361" office:value-type="float">
            <text:p>8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Vrouwen</text:p>
          </table:table-cell>
          <table:table-cell table:style-name="ce10" office:value="4230" office:value-type="float">
            <text:p>4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Vrouwen</text:p>
          </table:table-cell>
          <table:table-cell table:style-name="ce10" office:value="9142" office:value-type="float">
            <text:p>9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Vrouwen</text:p>
          </table:table-cell>
          <table:table-cell table:style-name="ce10" office:value="26707" office:value-type="float">
            <text:p>267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Vrouwen</text:p>
          </table:table-cell>
          <table:table-cell table:style-name="ce10" office:value="5055" office:value-type="float">
            <text:p>5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Vrouwen</text:p>
          </table:table-cell>
          <table:table-cell table:style-name="ce10" office:value="13118" office:value-type="float">
            <text:p>13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Vrouwen</text:p>
          </table:table-cell>
          <table:table-cell table:style-name="ce10" office:value="4546" office:value-type="float">
            <text:p>4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Vrouwen</text:p>
          </table:table-cell>
          <table:table-cell table:style-name="ce10" office:value="2306" office:value-type="float">
            <text:p>2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Vrouwen</text:p>
          </table:table-cell>
          <table:table-cell table:style-name="ce10" office:value="5474" office:value-type="float">
            <text:p>5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Vrouwen</text:p>
          </table:table-cell>
          <table:table-cell table:style-name="ce10" office:value="14406" office:value-type="float">
            <text:p>144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Vrouwen</text:p>
          </table:table-cell>
          <table:table-cell table:style-name="ce10" office:value="33633" office:value-type="float">
            <text:p>336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Vrouwen</text:p>
          </table:table-cell>
          <table:table-cell table:style-name="ce10" office:value="11387" office:value-type="float">
            <text:p>11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Vrouwen</text:p>
          </table:table-cell>
          <table:table-cell table:style-name="ce10" office:value="6669" office:value-type="float">
            <text:p>6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Vrouwen</text:p>
          </table:table-cell>
          <table:table-cell table:style-name="ce10" office:value="4026" office:value-type="float">
            <text:p>4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Vrouwen</text:p>
          </table:table-cell>
          <table:table-cell table:style-name="ce10" office:value="4933" office:value-type="float">
            <text:p>4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Vrouwen</text:p>
          </table:table-cell>
          <table:table-cell table:style-name="ce10" office:value="15268" office:value-type="float">
            <text:p>15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Vrouwen</text:p>
          </table:table-cell>
          <table:table-cell table:style-name="ce10" office:value="6705" office:value-type="float">
            <text:p>6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Vrouwen</text:p>
          </table:table-cell>
          <table:table-cell table:style-name="ce10" office:value="11612" office:value-type="float">
            <text:p>11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Vrouwen</text:p>
          </table:table-cell>
          <table:table-cell table:style-name="ce10" office:value="36881" office:value-type="float">
            <text:p>36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Vrouwen</text:p>
          </table:table-cell>
          <table:table-cell table:style-name="ce10" office:value="11497" office:value-type="float">
            <text:p>11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Vrouwen</text:p>
          </table:table-cell>
          <table:table-cell table:style-name="ce10" office:value="14211" office:value-type="float">
            <text:p>14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Vrouwen</text:p>
          </table:table-cell>
          <table:table-cell table:style-name="ce10" office:value="4171" office:value-type="float">
            <text:p>4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Vrouwen</text:p>
          </table:table-cell>
          <table:table-cell table:style-name="ce10" office:value="6432" office:value-type="float">
            <text:p>6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Vrouwen</text:p>
          </table:table-cell>
          <table:table-cell table:style-name="ce10" office:value="3512" office:value-type="float">
            <text:p>3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Vrouwen</text:p>
          </table:table-cell>
          <table:table-cell table:style-name="ce10" office:value="10316" office:value-type="float">
            <text:p>10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Vrouwen</text:p>
          </table:table-cell>
          <table:table-cell table:style-name="ce10" office:value="16949" office:value-type="float">
            <text:p>16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Vrouwen</text:p>
          </table:table-cell>
          <table:table-cell table:style-name="ce10" office:value="2026" office:value-type="float">
            <text:p>2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Vrouwen</text:p>
          </table:table-cell>
          <table:table-cell table:style-name="ce10" office:value="6118" office:value-type="float">
            <text:p>6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Vrouwen</text:p>
          </table:table-cell>
          <table:table-cell table:style-name="ce10" office:value="22988" office:value-type="float">
            <text:p>22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Vrouwen</text:p>
          </table:table-cell>
          <table:table-cell table:style-name="ce10" office:value="8692" office:value-type="float">
            <text:p>8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Vrouwen</text:p>
          </table:table-cell>
          <table:table-cell table:style-name="ce10" office:value="23683" office:value-type="float">
            <text:p>23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Vrouwen</text:p>
          </table:table-cell>
          <table:table-cell table:style-name="ce10" office:value="7443" office:value-type="float">
            <text:p>7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Vrouwen</text:p>
          </table:table-cell>
          <table:table-cell table:style-name="ce10" office:value="5468" office:value-type="float">
            <text:p>5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Vrouwen</text:p>
          </table:table-cell>
          <table:table-cell table:style-name="ce10" office:value="9450" office:value-type="float">
            <text:p>9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Vrouwen</text:p>
          </table:table-cell>
          <table:table-cell table:style-name="ce10" office:value="13321" office:value-type="float">
            <text:p>13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Vrouwen</text:p>
          </table:table-cell>
          <table:table-cell table:style-name="ce10" office:value="28101" office:value-type="float">
            <text:p>28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Vrouwen</text:p>
          </table:table-cell>
          <table:table-cell table:style-name="ce10" office:value="5175" office:value-type="float">
            <text:p>5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Vrouwen</text:p>
          </table:table-cell>
          <table:table-cell table:style-name="ce10" office:value="22871" office:value-type="float">
            <text:p>22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Vrouwen</text:p>
          </table:table-cell>
          <table:table-cell table:style-name="ce10" office:value="4085" office:value-type="float">
            <text:p>4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Vrouwen</text:p>
          </table:table-cell>
          <table:table-cell table:style-name="ce10" office:value="17046" office:value-type="float">
            <text:p>17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Vrouwen</text:p>
          </table:table-cell>
          <table:table-cell table:style-name="ce10" office:value="38678" office:value-type="float">
            <text:p>38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Vrouwen</text:p>
          </table:table-cell>
          <table:table-cell table:style-name="ce10" office:value="303608" office:value-type="float">
            <text:p>303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Vrouwen</text:p>
          </table:table-cell>
          <table:table-cell table:style-name="ce10" office:value="6589" office:value-type="float">
            <text:p>6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Vrouwen</text:p>
          </table:table-cell>
          <table:table-cell table:style-name="ce10" office:value="773" office:value-type="float">
            <text:p>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Vrouwen</text:p>
          </table:table-cell>
          <table:table-cell table:style-name="ce10" office:value="11179" office:value-type="float">
            <text:p>11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Vrouwen</text:p>
          </table:table-cell>
          <table:table-cell table:style-name="ce10" office:value="4045" office:value-type="float">
            <text:p>4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Vrouwen</text:p>
          </table:table-cell>
          <table:table-cell table:style-name="ce10" office:value="4357" office:value-type="float">
            <text:p>4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Vrouwen</text:p>
          </table:table-cell>
          <table:table-cell table:style-name="ce10" office:value="7621" office:value-type="float">
            <text:p>7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Vrouwen</text:p>
          </table:table-cell>
          <table:table-cell table:style-name="ce10" office:value="8650" office:value-type="float">
            <text:p>8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Vrouwen</text:p>
          </table:table-cell>
          <table:table-cell table:style-name="ce10" office:value="7194" office:value-type="float">
            <text:p>7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Vrouwen</text:p>
          </table:table-cell>
          <table:table-cell table:style-name="ce10" office:value="2385" office:value-type="float">
            <text:p>2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Vrouwen</text:p>
          </table:table-cell>
          <table:table-cell table:style-name="ce10" office:value="4621" office:value-type="float">
            <text:p>4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Vrouwen</text:p>
          </table:table-cell>
          <table:table-cell table:style-name="ce10" office:value="38752" office:value-type="float">
            <text:p>387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Vrouwen</text:p>
          </table:table-cell>
          <table:table-cell table:style-name="ce10" office:value="523" office:value-type="float">
            <text:p>5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Vrouwen</text:p>
          </table:table-cell>
          <table:table-cell table:style-name="ce10" office:value="11427" office:value-type="float">
            <text:p>11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Vrouwen</text:p>
          </table:table-cell>
          <table:table-cell table:style-name="ce10" office:value="6767" office:value-type="float">
            <text:p>6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Vrouwen</text:p>
          </table:table-cell>
          <table:table-cell table:style-name="ce10" office:value="5402" office:value-type="float">
            <text:p>5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Vrouwen</text:p>
          </table:table-cell>
          <table:table-cell table:style-name="ce10" office:value="5976" office:value-type="float">
            <text:p>5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Vrouwen</text:p>
          </table:table-cell>
          <table:table-cell table:style-name="ce10" office:value="3300" office:value-type="float">
            <text:p>3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Vrouwen</text:p>
          </table:table-cell>
          <table:table-cell table:style-name="ce10" office:value="17254" office:value-type="float">
            <text:p>172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Vrouwen</text:p>
          </table:table-cell>
          <table:table-cell table:style-name="ce10" office:value="3537" office:value-type="float">
            <text:p>3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Vrouwen</text:p>
          </table:table-cell>
          <table:table-cell table:style-name="ce10" office:value="5762" office:value-type="float">
            <text:p>5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Vrouwen</text:p>
          </table:table-cell>
          <table:table-cell table:style-name="ce10" office:value="5716" office:value-type="float">
            <text:p>5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Vrouwen</text:p>
          </table:table-cell>
          <table:table-cell table:style-name="ce10" office:value="13859" office:value-type="float">
            <text:p>138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Vrouwen</text:p>
          </table:table-cell>
          <table:table-cell table:style-name="ce10" office:value="8504" office:value-type="float">
            <text:p>85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Vrouwen</text:p>
          </table:table-cell>
          <table:table-cell table:style-name="ce10" office:value="25086" office:value-type="float">
            <text:p>25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Vrouwen</text:p>
          </table:table-cell>
          <table:table-cell table:style-name="ce10" office:value="13329" office:value-type="float">
            <text:p>13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Vrouwen</text:p>
          </table:table-cell>
          <table:table-cell table:style-name="ce10" office:value="12087" office:value-type="float">
            <text:p>120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Vrouwen</text:p>
          </table:table-cell>
          <table:table-cell table:style-name="ce10" office:value="7270" office:value-type="float">
            <text:p>7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Vrouwen</text:p>
          </table:table-cell>
          <table:table-cell table:style-name="ce10" office:value="3344" office:value-type="float">
            <text:p>3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Vrouwen</text:p>
          </table:table-cell>
          <table:table-cell table:style-name="ce10" office:value="26907" office:value-type="float">
            <text:p>269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Vrouwen</text:p>
          </table:table-cell>
          <table:table-cell table:style-name="ce10" office:value="16375" office:value-type="float">
            <text:p>16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Vrouwen</text:p>
          </table:table-cell>
          <table:table-cell table:style-name="ce10" office:value="22858" office:value-type="float">
            <text:p>22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Vrouwen</text:p>
          </table:table-cell>
          <table:table-cell table:style-name="ce10" office:value="9112" office:value-type="float">
            <text:p>9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Vrouwen</text:p>
          </table:table-cell>
          <table:table-cell table:style-name="ce10" office:value="7391" office:value-type="float">
            <text:p>7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Vrouwen</text:p>
          </table:table-cell>
          <table:table-cell table:style-name="ce10" office:value="37410" office:value-type="float">
            <text:p>37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Vrouwen</text:p>
          </table:table-cell>
          <table:table-cell table:style-name="ce10" office:value="3692" office:value-type="float">
            <text:p>3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Vrouwen</text:p>
          </table:table-cell>
          <table:table-cell table:style-name="ce10" office:value="16999" office:value-type="float">
            <text:p>169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Vrouwen</text:p>
          </table:table-cell>
          <table:table-cell table:style-name="ce10" office:value="7536" office:value-type="float">
            <text:p>7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Vrouwen</text:p>
          </table:table-cell>
          <table:table-cell table:style-name="ce10" office:value="10420" office:value-type="float">
            <text:p>10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Vrouwen</text:p>
          </table:table-cell>
          <table:table-cell table:style-name="ce10" office:value="11693" office:value-type="float">
            <text:p>116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Vrouwen</text:p>
          </table:table-cell>
          <table:table-cell table:style-name="ce10" office:value="2451" office:value-type="float">
            <text:p>2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Vrouwen</text:p>
          </table:table-cell>
          <table:table-cell table:style-name="ce10" office:value="11523" office:value-type="float">
            <text:p>115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Vrouwen</text:p>
          </table:table-cell>
          <table:table-cell table:style-name="ce10" office:value="13174" office:value-type="float">
            <text:p>131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Vrouwen</text:p>
          </table:table-cell>
          <table:table-cell table:style-name="ce10" office:value="4672" office:value-type="float">
            <text:p>46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Vrouwen</text:p>
          </table:table-cell>
          <table:table-cell table:style-name="ce10" office:value="6531" office:value-type="float">
            <text:p>6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Vrouwen</text:p>
          </table:table-cell>
          <table:table-cell table:style-name="ce10" office:value="4305" office:value-type="float">
            <text:p>4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Vrouwen</text:p>
          </table:table-cell>
          <table:table-cell table:style-name="ce10" office:value="9785" office:value-type="float">
            <text:p>9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Vrouwen</text:p>
          </table:table-cell>
          <table:table-cell table:style-name="ce10" office:value="17442" office:value-type="float">
            <text:p>17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Vrouwen</text:p>
          </table:table-cell>
          <table:table-cell table:style-name="ce10" office:value="2258" office:value-type="float">
            <text:p>2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Vrouwen</text:p>
          </table:table-cell>
          <table:table-cell table:style-name="ce10" office:value="6819" office:value-type="float">
            <text:p>68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Vrouwen</text:p>
          </table:table-cell>
          <table:table-cell table:style-name="ce10" office:value="11892" office:value-type="float">
            <text:p>11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Vrouwen</text:p>
          </table:table-cell>
          <table:table-cell table:style-name="ce10" office:value="1319" office:value-type="float">
            <text:p>1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Vrouwen</text:p>
          </table:table-cell>
          <table:table-cell table:style-name="ce10" office:value="19991" office:value-type="float">
            <text:p>19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Vrouwen</text:p>
          </table:table-cell>
          <table:table-cell table:style-name="ce10" office:value="99100" office:value-type="float">
            <text:p>99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Vrouwen</text:p>
          </table:table-cell>
          <table:table-cell table:style-name="ce10" office:value="9824" office:value-type="float">
            <text:p>9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Vrouwen</text:p>
          </table:table-cell>
          <table:table-cell table:style-name="ce10" office:value="16179" office:value-type="float">
            <text:p>16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Vrouwen</text:p>
          </table:table-cell>
          <table:table-cell table:style-name="ce10" office:value="15431" office:value-type="float">
            <text:p>15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Vrouwen</text:p>
          </table:table-cell>
          <table:table-cell table:style-name="ce10" office:value="4720" office:value-type="float">
            <text:p>47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Vrouwen</text:p>
          </table:table-cell>
          <table:table-cell table:style-name="ce10" office:value="19765" office:value-type="float">
            <text:p>19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Vrouwen</text:p>
          </table:table-cell>
          <table:table-cell table:style-name="ce10" office:value="5796" office:value-type="float">
            <text:p>57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Vrouwen</text:p>
          </table:table-cell>
          <table:table-cell table:style-name="ce10" office:value="13251" office:value-type="float">
            <text:p>13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Vrouwen</text:p>
          </table:table-cell>
          <table:table-cell table:style-name="ce10" office:value="7948" office:value-type="float">
            <text:p>7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Vrouwen</text:p>
          </table:table-cell>
          <table:table-cell table:style-name="ce10" office:value="121591" office:value-type="float">
            <text:p>121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Vrouwen</text:p>
          </table:table-cell>
          <table:table-cell table:style-name="ce10" office:value="5424" office:value-type="float">
            <text:p>5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Vrouwen</text:p>
          </table:table-cell>
          <table:table-cell table:style-name="ce10" office:value="6711" office:value-type="float">
            <text:p>67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Vrouwen</text:p>
          </table:table-cell>
          <table:table-cell table:style-name="ce10" office:value="1840" office:value-type="float">
            <text:p>1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Vrouwen</text:p>
          </table:table-cell>
          <table:table-cell table:style-name="ce10" office:value="9002" office:value-type="float">
            <text:p>90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Vrouwen</text:p>
          </table:table-cell>
          <table:table-cell table:style-name="ce10" office:value="15596" office:value-type="float">
            <text:p>15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Vrouwen</text:p>
          </table:table-cell>
          <table:table-cell table:style-name="ce10" office:value="14300" office:value-type="float">
            <text:p>14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Vrouwen</text:p>
          </table:table-cell>
          <table:table-cell table:style-name="ce10" office:value="30648" office:value-type="float">
            <text:p>30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Vrouwen</text:p>
          </table:table-cell>
          <table:table-cell table:style-name="ce10" office:value="10943" office:value-type="float">
            <text:p>10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Vrouwen</text:p>
          </table:table-cell>
          <table:table-cell table:style-name="ce10" office:value="18215" office:value-type="float">
            <text:p>18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Vrouwen</text:p>
          </table:table-cell>
          <table:table-cell table:style-name="ce10" office:value="21152" office:value-type="float">
            <text:p>21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Vrouwen</text:p>
          </table:table-cell>
          <table:table-cell table:style-name="ce10" office:value="34025" office:value-type="float">
            <text:p>34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Vrouwen</text:p>
          </table:table-cell>
          <table:table-cell table:style-name="ce10" office:value="3779" office:value-type="float">
            <text:p>3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Vrouwen</text:p>
          </table:table-cell>
          <table:table-cell table:style-name="ce10" office:value="33158" office:value-type="float">
            <text:p>33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Vrouwen</text:p>
          </table:table-cell>
          <table:table-cell table:style-name="ce10" office:value="18798" office:value-type="float">
            <text:p>18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Vrouwen</text:p>
          </table:table-cell>
          <table:table-cell table:style-name="ce10" office:value="9687" office:value-type="float">
            <text:p>96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Vrouwen</text:p>
          </table:table-cell>
          <table:table-cell table:style-name="ce10" office:value="37762" office:value-type="float">
            <text:p>37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Vrouwen</text:p>
          </table:table-cell>
          <table:table-cell table:style-name="ce10" office:value="8286" office:value-type="float">
            <text:p>8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Vrouwen</text:p>
          </table:table-cell>
          <table:table-cell table:style-name="ce10" office:value="11210" office:value-type="float">
            <text:p>11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Vrouwen</text:p>
          </table:table-cell>
          <table:table-cell table:style-name="ce10" office:value="599" office:value-type="float">
            <text:p>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Vrouwen</text:p>
          </table:table-cell>
          <table:table-cell table:style-name="ce10" office:value="22501" office:value-type="float">
            <text:p>225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Vrouwen</text:p>
          </table:table-cell>
          <table:table-cell table:style-name="ce10" office:value="4863" office:value-type="float">
            <text:p>4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Vrouwen</text:p>
          </table:table-cell>
          <table:table-cell table:style-name="ce10" office:value="6553" office:value-type="float">
            <text:p>65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Vrouwen</text:p>
          </table:table-cell>
          <table:table-cell table:style-name="ce10" office:value="20417" office:value-type="float">
            <text:p>204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Vrouwen</text:p>
          </table:table-cell>
          <table:table-cell table:style-name="ce10" office:value="6887" office:value-type="float">
            <text:p>6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Vrouwen</text:p>
          </table:table-cell>
          <table:table-cell table:style-name="ce10" office:value="11702" office:value-type="float">
            <text:p>11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Vrouwen</text:p>
          </table:table-cell>
          <table:table-cell table:style-name="ce10" office:value="11879" office:value-type="float">
            <text:p>11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Vrouwen</text:p>
          </table:table-cell>
          <table:table-cell table:style-name="ce10" office:value="4319" office:value-type="float">
            <text:p>4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Vrouwen</text:p>
          </table:table-cell>
          <table:table-cell table:style-name="ce10" office:value="9866" office:value-type="float">
            <text:p>9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Vrouwen</text:p>
          </table:table-cell>
          <table:table-cell table:style-name="ce10" office:value="12855" office:value-type="float">
            <text:p>12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Vrouwen</text:p>
          </table:table-cell>
          <table:table-cell table:style-name="ce10" office:value="8259" office:value-type="float">
            <text:p>8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Vrouwen</text:p>
          </table:table-cell>
          <table:table-cell table:style-name="ce10" office:value="22879" office:value-type="float">
            <text:p>22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Vrouwen</text:p>
          </table:table-cell>
          <table:table-cell table:style-name="ce10" office:value="13415" office:value-type="float">
            <text:p>13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Vrouwen</text:p>
          </table:table-cell>
          <table:table-cell table:style-name="ce10" office:value="17168" office:value-type="float">
            <text:p>171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Vrouwen</text:p>
          </table:table-cell>
          <table:table-cell table:style-name="ce10" office:value="2618" office:value-type="float">
            <text:p>2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Vrouwen</text:p>
          </table:table-cell>
          <table:table-cell table:style-name="ce10" office:value="4651" office:value-type="float">
            <text:p>4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Vrouwen</text:p>
          </table:table-cell>
          <table:table-cell table:style-name="ce10" office:value="13671" office:value-type="float">
            <text:p>13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Vrouwen</text:p>
          </table:table-cell>
          <table:table-cell table:style-name="ce10" office:value="7775" office:value-type="float">
            <text:p>7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Vrouwen</text:p>
          </table:table-cell>
          <table:table-cell table:style-name="ce10" office:value="8597" office:value-type="float">
            <text:p>8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Vrouwen</text:p>
          </table:table-cell>
          <table:table-cell table:style-name="ce10" office:value="4479" office:value-type="float">
            <text:p>4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Vrouwen</text:p>
          </table:table-cell>
          <table:table-cell table:style-name="ce10" office:value="24034" office:value-type="float">
            <text:p>24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Vrouwen</text:p>
          </table:table-cell>
          <table:table-cell table:style-name="ce10" office:value="9258" office:value-type="float">
            <text:p>9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Vrouwen</text:p>
          </table:table-cell>
          <table:table-cell table:style-name="ce10" office:value="3294" office:value-type="float">
            <text:p>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Vrouwen</text:p>
          </table:table-cell>
          <table:table-cell table:style-name="ce10" office:value="12982" office:value-type="float">
            <text:p>129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Vrouwen</text:p>
          </table:table-cell>
          <table:table-cell table:style-name="ce10" office:value="4164" office:value-type="float">
            <text:p>4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Vrouwen</text:p>
          </table:table-cell>
          <table:table-cell table:style-name="ce10" office:value="9093" office:value-type="float">
            <text:p>9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Vrouwen</text:p>
          </table:table-cell>
          <table:table-cell table:style-name="ce10" office:value="6717" office:value-type="float">
            <text:p>6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Vrouwen</text:p>
          </table:table-cell>
          <table:table-cell table:style-name="ce10" office:value="9414" office:value-type="float">
            <text:p>9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Vrouwen</text:p>
          </table:table-cell>
          <table:table-cell table:style-name="ce10" office:value="8119" office:value-type="float">
            <text:p>81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Vrouwen</text:p>
          </table:table-cell>
          <table:table-cell table:style-name="ce10" office:value="12682" office:value-type="float">
            <text:p>12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Vrouwen</text:p>
          </table:table-cell>
          <table:table-cell table:style-name="ce10" office:value="7061" office:value-type="float">
            <text:p>7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Vrouwen</text:p>
          </table:table-cell>
          <table:table-cell table:style-name="ce10" office:value="11654" office:value-type="float">
            <text:p>11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Vrouwen</text:p>
          </table:table-cell>
          <table:table-cell table:style-name="ce10" office:value="4198" office:value-type="float">
            <text:p>4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Vrouwen</text:p>
          </table:table-cell>
          <table:table-cell table:style-name="ce10" office:value="6060" office:value-type="float">
            <text:p>60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Vrouwen</text:p>
          </table:table-cell>
          <table:table-cell table:style-name="ce10" office:value="19281" office:value-type="float">
            <text:p>19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Vrouwen</text:p>
          </table:table-cell>
          <table:table-cell table:style-name="ce10" office:value="3842" office:value-type="float">
            <text:p>3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Vrouwen</text:p>
          </table:table-cell>
          <table:table-cell table:style-name="ce10" office:value="11673" office:value-type="float">
            <text:p>11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Vrouwen</text:p>
          </table:table-cell>
          <table:table-cell table:style-name="ce10" office:value="9730" office:value-type="float">
            <text:p>97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Vrouwen</text:p>
          </table:table-cell>
          <table:table-cell table:style-name="ce10" office:value="7095" office:value-type="float">
            <text:p>7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Vrouwen</text:p>
          </table:table-cell>
          <table:table-cell table:style-name="ce10" office:value="14420" office:value-type="float">
            <text:p>14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Vrouwen</text:p>
          </table:table-cell>
          <table:table-cell table:style-name="ce10" office:value="9832" office:value-type="float">
            <text:p>9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Vrouwen</text:p>
          </table:table-cell>
          <table:table-cell table:style-name="ce10" office:value="10559" office:value-type="float">
            <text:p>10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Vrouwen</text:p>
          </table:table-cell>
          <table:table-cell table:style-name="ce10" office:value="19628" office:value-type="float">
            <text:p>19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Vrouwen</text:p>
          </table:table-cell>
          <table:table-cell table:style-name="ce10" office:value="3888" office:value-type="float">
            <text:p>3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Vrouwen</text:p>
          </table:table-cell>
          <table:table-cell table:style-name="ce10" office:value="11862" office:value-type="float">
            <text:p>118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Vrouwen</text:p>
          </table:table-cell>
          <table:table-cell table:style-name="ce10" office:value="7651" office:value-type="float">
            <text:p>7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Vrouwen</text:p>
          </table:table-cell>
          <table:table-cell table:style-name="ce10" office:value="5485" office:value-type="float">
            <text:p>5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Vrouwen</text:p>
          </table:table-cell>
          <table:table-cell table:style-name="ce10" office:value="7140" office:value-type="float">
            <text:p>7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Vrouwen</text:p>
          </table:table-cell>
          <table:table-cell table:style-name="ce10" office:value="5818" office:value-type="float">
            <text:p>58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Vrouwen</text:p>
          </table:table-cell>
          <table:table-cell table:style-name="ce10" office:value="7819" office:value-type="float">
            <text:p>78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Vrouwen</text:p>
          </table:table-cell>
          <table:table-cell table:style-name="ce10" office:value="69013" office:value-type="float">
            <text:p>690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Vrouwen</text:p>
          </table:table-cell>
          <table:table-cell table:style-name="ce10" office:value="12879" office:value-type="float">
            <text:p>12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Vrouwen</text:p>
          </table:table-cell>
          <table:table-cell table:style-name="ce10" office:value="8565" office:value-type="float">
            <text:p>8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Vrouwen</text:p>
          </table:table-cell>
          <table:table-cell table:style-name="ce10" office:value="6823" office:value-type="float">
            <text:p>6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Vrouwen</text:p>
          </table:table-cell>
          <table:table-cell table:style-name="ce10" office:value="3150" office:value-type="float">
            <text:p>3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Vrouwen</text:p>
          </table:table-cell>
          <table:table-cell table:style-name="ce10" office:value="8998" office:value-type="float">
            <text:p>8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Vrouwen</text:p>
          </table:table-cell>
          <table:table-cell table:style-name="ce10" office:value="31234" office:value-type="float">
            <text:p>31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Vrouwen</text:p>
          </table:table-cell>
          <table:table-cell table:style-name="ce10" office:value="5602" office:value-type="float">
            <text:p>56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Vrouwen</text:p>
          </table:table-cell>
          <table:table-cell table:style-name="ce10" office:value="13306" office:value-type="float">
            <text:p>13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Vrouwen</text:p>
          </table:table-cell>
          <table:table-cell table:style-name="ce10" office:value="5107" office:value-type="float">
            <text:p>51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Vrouwen</text:p>
          </table:table-cell>
          <table:table-cell table:style-name="ce10" office:value="5494" office:value-type="float">
            <text:p>5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Vrouwen</text:p>
          </table:table-cell>
          <table:table-cell table:style-name="ce10" office:value="56128" office:value-type="float">
            <text:p>561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Vrouwen</text:p>
          </table:table-cell>
          <table:table-cell table:style-name="ce10" office:value="4304" office:value-type="float">
            <text:p>4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Vrouwen</text:p>
          </table:table-cell>
          <table:table-cell table:style-name="ce10" office:value="9105" office:value-type="float">
            <text:p>9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Vrouwen</text:p>
          </table:table-cell>
          <table:table-cell table:style-name="ce10" office:value="9903" office:value-type="float">
            <text:p>9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Vrouwen</text:p>
          </table:table-cell>
          <table:table-cell table:style-name="ce10" office:value="18347" office:value-type="float">
            <text:p>18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Vrouwen</text:p>
          </table:table-cell>
          <table:table-cell table:style-name="ce10" office:value="2348" office:value-type="float">
            <text:p>2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Vrouwen</text:p>
          </table:table-cell>
          <table:table-cell table:style-name="ce10" office:value="21245" office:value-type="float">
            <text:p>21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Vrouwen</text:p>
          </table:table-cell>
          <table:table-cell table:style-name="ce10" office:value="55037" office:value-type="float">
            <text:p>55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11"/>
          <table:table-cell table:style-name="ce12"/>
          <table:table-cell table:style-name="ce13"/>
          <table:table-cell table:number-columns-repeated="16381"/>
        </table:table-row>
        <table:table-row table:style-name="ro3" table:number-rows-repeated="10462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styles>
    <number:number-style style:name="N0">
      <number:number number:min-integer-digits="1"/>
    </number:number-style>
    <number:currency-style number:country="US" style:name="N36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36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size-asian="11pt" style:font-name-complex="Calibri" fo:font-size="11pt" style:font-name-asian="Calibri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in" style:print="objects charts drawings" style:table-centering="none" fo:margin-top="0.75in" style:print-page-order="ttb" style:print-orientation="portrait" fo:margin-right="0.7in" fo:margin-bottom="0.75in" style:scale-to="100%" style:first-page-number="continue"/>
      <style:header-style>
        <style:header-footer-properties fo:margin-left="0in" fo:margin-right="0in" fo:margin-bottom="0in" fo:min-height="0.39375in"/>
      </style:header-style>
      <style:footer-style>
        <style:header-footer-properties fo:margin-left="0in" fo:margin-right="0in" fo:min-height="0.393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dc:creator>Ashkan</dc:creator>
    <meta:creation-date>2017-12-07T12:17:16Z</meta:creation-date>
    <dc:date>2017-12-08T00:14:41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  <meta:generator>ODFPY/1.3.5</meta:generator>
  </office:meta>
</office:document-meta>
</file>